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1.4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D_AllDepts_Edit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ademic Affairs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cademic and Student Affairs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cademic Support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cclaim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ccountancy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ccountancy &amp; Legal Environment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ccountancy and Legal Environment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ccountancy/Legal Env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ccountancy/Legal Environment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ccounting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ccounting &amp; Legal Environment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ccounting and Legal Environment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ccounting Office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ccounting/Legal Environment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ccounts Payable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ccounts Payable Office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CE (COEPD)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CT Testing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ddiction Sciences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dministration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dmissions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dmissions / Enrollment Management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dmissions Office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dmissions/Records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dult &amp; Extended Education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dult &amp; Technical Education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dult and Technical Education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dvising Center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dvisng Center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frican American Studies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llied Health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lternate Suspension Initiatives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lternative Assessment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lumni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lumni <text:s/>Development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Alumni Association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Alumni Development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lumni Development Services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Alumni Relations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lumni Services - Development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natomy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Anatomy and Pathology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natomy, Cell &amp; Neurobiology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natomy, Cell and Neurobiology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Animal Resource Facilities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ppalachian Studies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ppalachian Studies / COEPD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ppalachian Studies Association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Appalachian Transportation Institut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ppalachianStudiesTCP-Home Org Only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Appalachin Talent Search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pplied Music Fee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Applied Science and Technology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Applied Sciences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ARSI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Art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Art &amp; Design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Art and Design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rt Department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rt Fee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rtisit Series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Artist Series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SA-Appalachia Studies Association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Assistant Prof. of Management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Associate Vice President for Assessment and Quality Initiatives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AST (Engineering)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ATC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ATE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Athletic Business Office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Athletic Department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Athletic Development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Athletic Facilities &amp; Operations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Athletic Facilities Maintenance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Athletic Strength &amp; Condition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Athletic Training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Athletic/Big Green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Athletics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thletics (Softball)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Athletics Business Office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Athletics Compliance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Athletics Video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Athletics/Marketing and Promotions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Auditorium Rental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Auditorium Special Events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Austim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Austism Training Center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Autism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utism Training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Autism Training Center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Autism Training Center- CPSAS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vaya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Avaya - UM Test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Baseball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BBSC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Beckley Center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BHSAP - Athletics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Big Green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Big Green Scholarship Foundation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Bilogical Science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Biochem and Molecular Biology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Biochemistry and Molecular Biology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Biological Science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Biological Sciences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Biology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Biology Participant Costs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Biomedical Engineering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Biomedical Research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Biomedical Sciences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Biomedical Services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Biotech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Biotechnology Center Operating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Biotemedical Sciences/MIIR Joint Appointment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Board of Governors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Board of Governors/ Student Government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Book Store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Bookstore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Booth Scholars Program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BOR Plant Fund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Brad D. Smith Foundation Hall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Bryce Start-Up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BSC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BTD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Buck Harless Student Athlete Program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Buck Harless Student-Athlete Program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Budget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Budget Office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Building Services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Building Services (School of Medicine)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Building Services (SOM)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Building Services School of Medicine</text:p>
          </table:table-cell>
          <table:table-cell table:number-columns-repeated="1638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Bursar</text:p>
          </table:table-cell>
          <table:table-cell table:number-columns-repeated="1638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Bursars Office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Business</text:p>
          </table:table-cell>
          <table:table-cell table:number-columns-repeated="1638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Business Services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Business Services Support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Buskirk Hall</text:p>
          </table:table-cell>
          <table:table-cell table:number-columns-repeated="1638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Cabell Huntington Hospital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Campus ID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Campus ID Office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Campus Recreation</text:p>
          </table:table-cell>
          <table:table-cell table:number-columns-repeated="1638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Career Center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Career Education</text:p>
          </table:table-cell>
          <table:table-cell table:number-columns-repeated="1638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Career Services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Career Services Center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Carrer Services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CBER</text:p>
          </table:table-cell>
          <table:table-cell table:number-columns-repeated="1638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CBER College of Business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CECS - Dean's Office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CECS College of Engineering and Com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CEGAS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Center Appalachian Prosperity</text:p>
          </table:table-cell>
          <table:table-cell table:number-columns-repeated="1638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Center for Academic Excellence</text:p>
          </table:table-cell>
          <table:table-cell table:number-columns-repeated="1638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Center for African American Study Program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Center for Business &amp; Economic Research</text:p>
          </table:table-cell>
          <table:table-cell table:number-columns-repeated="1638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Center for Diagnostic Nanosystems</text:p>
          </table:table-cell>
          <table:table-cell table:number-columns-repeated="1638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Center for Instructional Programs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Center for Instructional Technology</text:p>
          </table:table-cell>
          <table:table-cell table:number-columns-repeated="1638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Center for International Department</text:p>
          </table:table-cell>
          <table:table-cell table:number-columns-repeated="1638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Center for International Programs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Center for Pharmacy Education</text:p>
          </table:table-cell>
          <table:table-cell table:number-columns-repeated="1638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Center for Teaching &amp; Learning</text:p>
          </table:table-cell>
          <table:table-cell table:number-columns-repeated="1638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Center for Teaching and Learning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Center for Teaching and Learning/Supplemental Instruction</text:p>
          </table:table-cell>
          <table:table-cell table:number-columns-repeated="1638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Center of Excellence for Recovery</text:p>
          </table:table-cell>
          <table:table-cell table:number-columns-repeated="1638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Central Accounting (School of Medicine)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Central Administration</text:p>
          </table:table-cell>
          <table:table-cell table:number-columns-repeated="1638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Central WV Writing Project</text:p>
          </table:table-cell>
          <table:table-cell table:number-columns-repeated="1638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Centralized Advising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CFO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ChangeHealthcare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Cheerleaders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Chemistry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Chemisty</text:p>
          </table:table-cell>
          <table:table-cell table:number-columns-repeated="1638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CHH Gynecological Oncology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CHH Senior Pain and Wellness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CHH Surgical Oncology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Child Development Academy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Child Development Academy at MU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CIP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CIT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CITE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CITE - Dean's Office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Classical Studies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Classical Studies &amp; Modern Languages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Classics</text:p>
          </table:table-cell>
          <table:table-cell table:number-columns-repeated="1638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Classified Staff Council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Clinical &amp; Field Based Experience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Clinical &amp; Translational Sciences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Clinical Affairs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Clinical Informatics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Clinical Lab Sciences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Clinical Laboratory Science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Clinical Laboratory Sciences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Clinical Labratory Science Department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Clinical Research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CMM Studies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Coalfield Health Center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COB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COE Clinical Lab Fee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COE Educational Contracts - Hgtn</text:p>
          </table:table-cell>
          <table:table-cell table:number-columns-repeated="1638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COEHS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COEHS Dean's Office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COEPD</text:p>
          </table:table-cell>
          <table:table-cell table:number-columns-repeated="16382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COEPD - Deans Office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COEPD Adult and Continuing Education</text:p>
          </table:table-cell>
          <table:table-cell table:number-columns-repeated="16382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COEPD Counseling</text:p>
          </table:table-cell>
          <table:table-cell table:number-columns-repeated="1638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COEPD Dean's Office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COEPD SCOPES</text:p>
          </table:table-cell>
          <table:table-cell table:number-columns-repeated="16382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COHP</text:p>
          </table:table-cell>
          <table:table-cell table:number-columns-repeated="16382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COHP Luke Learning Center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COHP School Of Nursing</text:p>
          </table:table-cell>
          <table:table-cell table:number-columns-repeated="16382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COHP/Nursing</text:p>
          </table:table-cell>
          <table:table-cell table:number-columns-repeated="16382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COHP-Communication Disorders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COHP-Dean</text:p>
          </table:table-cell>
          <table:table-cell table:number-columns-repeated="16382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COHP-Dietetics</text:p>
          </table:table-cell>
          <table:table-cell table:number-columns-repeated="1638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COHP-Grad Program in Public Health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COHP-Health Informatics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COHP-Health Science Fee</text:p>
          </table:table-cell>
          <table:table-cell table:number-columns-repeated="16382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COHP-Health Sciences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COHP-Nursing</text:p>
          </table:table-cell>
          <table:table-cell table:number-columns-repeated="1638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COHP-Physical Therapy</text:p>
          </table:table-cell>
          <table:table-cell table:number-columns-repeated="1638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COHP-Social Work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COHP-Speech &amp; Hearing Clinic</text:p>
          </table:table-cell>
          <table:table-cell table:number-columns-repeated="1638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COLA</text:p>
          </table:table-cell>
          <table:table-cell table:number-columns-repeated="1638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COLFA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College Center, South Charleston</text:p>
          </table:table-cell>
          <table:table-cell table:number-columns-repeated="1638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College of Arts and Media</text:p>
          </table:table-cell>
          <table:table-cell table:number-columns-repeated="1638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College of Arts and Media Dean's Office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College of Business</text:p>
          </table:table-cell>
          <table:table-cell table:number-columns-repeated="1638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College of Education</text:p>
          </table:table-cell>
          <table:table-cell table:number-columns-repeated="16382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College of Education &amp; Professional Development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College of Education and Professional Development</text:p>
          </table:table-cell>
          <table:table-cell table:number-columns-repeated="1638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College of Education and Professional Development - Special Educ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College Of Education/Prof Dev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College of Fine Arts</text:p>
          </table:table-cell>
          <table:table-cell table:number-columns-repeated="16382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College of Health Profession</text:p>
          </table:table-cell>
          <table:table-cell table:number-columns-repeated="16382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College of Health Professions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College of Info Tech &amp; Engineering</text:p>
          </table:table-cell>
          <table:table-cell table:number-columns-repeated="16382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College of Information Technology &amp; Engineering</text:p>
          </table:table-cell>
          <table:table-cell table:number-columns-repeated="1638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College of Information Technology and Engineering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College of Information Technology and Engineering - CEGAS</text:p>
          </table:table-cell>
          <table:table-cell table:number-columns-repeated="1638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College of Liberal Arts</text:p>
          </table:table-cell>
          <table:table-cell table:number-columns-repeated="16382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College of Science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Commuincations Disorders</text:p>
          </table:table-cell>
          <table:table-cell table:number-columns-repeated="16382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Communication Disorders</text:p>
          </table:table-cell>
          <table:table-cell table:number-columns-repeated="16382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Communication Studies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Communications</text:p>
          </table:table-cell>
          <table:table-cell table:number-columns-repeated="16382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Communications &amp; Marketing</text:p>
          </table:table-cell>
          <table:table-cell table:number-columns-repeated="16382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Communications and Marketing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Communications Department</text:p>
          </table:table-cell>
          <table:table-cell table:number-columns-repeated="16382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Communications Dept.</text:p>
          </table:table-cell>
          <table:table-cell table:number-columns-repeated="16382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Communications Disorder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Communications Disorders</text:p>
          </table:table-cell>
          <table:table-cell table:number-columns-repeated="16382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Communications Studies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Communications Studies Department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Community &amp; Technical College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Community Based Learning Program</text:p>
          </table:table-cell>
          <table:table-cell table:number-columns-repeated="16382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Community Engagement</text:p>
          </table:table-cell>
          <table:table-cell table:number-columns-repeated="16382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Community Outreach and Volunteer Services</text:p>
          </table:table-cell>
          <table:table-cell table:number-columns-repeated="16382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Community Work Study</text:p>
          </table:table-cell>
          <table:table-cell table:number-columns-repeated="16382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Community-Based Learning Program</text:p>
          </table:table-cell>
          <table:table-cell table:number-columns-repeated="16382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Computer and Information Technology Department</text:p>
          </table:table-cell>
          <table:table-cell table:number-columns-repeated="16382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Computer Information Technology</text:p>
          </table:table-cell>
          <table:table-cell table:number-columns-repeated="16382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Computer Science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Computer Science &amp; Electrical Eng</text:p>
          </table:table-cell>
          <table:table-cell table:number-columns-repeated="16382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Computer Science and Applied Science</text:p>
          </table:table-cell>
          <table:table-cell table:number-columns-repeated="16382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Computing Services</text:p>
          </table:table-cell>
          <table:table-cell table:number-columns-repeated="16382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Continuing Ed - LLP</text:p>
          </table:table-cell>
          <table:table-cell table:number-columns-repeated="16382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Continuing Education</text:p>
          </table:table-cell>
          <table:table-cell table:number-columns-repeated="16382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Continuing Education Adm</text:p>
          </table:table-cell>
          <table:table-cell table:number-columns-repeated="16382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Corporate Accounting</text:p>
          </table:table-cell>
          <table:table-cell table:number-columns-repeated="16382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Corporate Management</text:p>
          </table:table-cell>
          <table:table-cell table:number-columns-repeated="16382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Corporate Ticket Sales/Promotions</text:p>
          </table:table-cell>
          <table:table-cell table:number-columns-repeated="16382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COS</text:p>
          </table:table-cell>
          <table:table-cell table:number-columns-repeated="16382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COS ITC</text:p>
          </table:table-cell>
          <table:table-cell table:number-columns-repeated="16382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Counseling</text:p>
          </table:table-cell>
          <table:table-cell table:number-columns-repeated="16382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Counseling 3rd Party Local</text:p>
          </table:table-cell>
          <table:table-cell table:number-columns-repeated="16382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Counseling Center</text:p>
          </table:table-cell>
          <table:table-cell table:number-columns-repeated="16382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Counseling Department</text:p>
          </table:table-cell>
          <table:table-cell table:number-columns-repeated="16382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Counseling Program</text:p>
          </table:table-cell>
          <table:table-cell table:number-columns-repeated="16382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Couseling</text:p>
          </table:table-cell>
          <table:table-cell table:number-columns-repeated="16382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CPSASD/WV Autism Training Center</text:p>
          </table:table-cell>
          <table:table-cell table:number-columns-repeated="1638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Criminal Justice</text:p>
          </table:table-cell>
          <table:table-cell table:number-columns-repeated="16382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Criminal Justice &amp; Criminology</text:p>
          </table:table-cell>
          <table:table-cell table:number-columns-repeated="16382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Criminal Justice and Criminology</text:p>
          </table:table-cell>
          <table:table-cell table:number-columns-repeated="16382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Cru (Campus Ministry)</text:p>
          </table:table-cell>
          <table:table-cell table:number-columns-repeated="16382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CSD Department</text:p>
          </table:table-cell>
          <table:table-cell table:number-columns-repeated="16382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CTC</text:p>
          </table:table-cell>
          <table:table-cell table:number-columns-repeated="16382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CTC - Information Technology</text:p>
          </table:table-cell>
          <table:table-cell table:number-columns-repeated="16382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CTC General Studies</text:p>
          </table:table-cell>
          <table:table-cell table:number-columns-repeated="16382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Ctr for International Studies</text:p>
          </table:table-cell>
          <table:table-cell table:number-columns-repeated="16382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Cultural/Racial Diversity</text:p>
          </table:table-cell>
          <table:table-cell table:number-columns-repeated="16382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C-USA Championship Game</text:p>
          </table:table-cell>
          <table:table-cell table:number-columns-repeated="16382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Custodial Services</text:p>
          </table:table-cell>
          <table:table-cell table:number-columns-repeated="16382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Dean - COEPD Direct</text:p>
          </table:table-cell>
          <table:table-cell table:number-columns-repeated="16382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Dean - COEPD Indirect</text:p>
          </table:table-cell>
          <table:table-cell table:number-columns-repeated="16382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Dean - College Of Arts and Media</text:p>
          </table:table-cell>
          <table:table-cell table:number-columns-repeated="16382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Dean - College Of Business</text:p>
          </table:table-cell>
          <table:table-cell table:number-columns-repeated="16382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Dean - College of Education</text:p>
          </table:table-cell>
          <table:table-cell table:number-columns-repeated="16382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Dean - College of Education and Professional Development</text:p>
          </table:table-cell>
          <table:table-cell table:number-columns-repeated="16382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Dean - College of Fine Arts</text:p>
          </table:table-cell>
          <table:table-cell table:number-columns-repeated="16382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Dean - College of Liberal Arts</text:p>
          </table:table-cell>
          <table:table-cell table:number-columns-repeated="16382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Dean - College of Science</text:p>
          </table:table-cell>
          <table:table-cell table:number-columns-repeated="16382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Dean - Grad Sch Ed/Prof Dev</text:p>
          </table:table-cell>
          <table:table-cell table:number-columns-repeated="16382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Dean - Lewis College of Business</text:p>
          </table:table-cell>
          <table:table-cell table:number-columns-repeated="16382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Dean - School of Pharmacy</text:p>
          </table:table-cell>
          <table:table-cell table:number-columns-repeated="16382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Dean - Student Affairs</text:p>
          </table:table-cell>
          <table:table-cell table:number-columns-repeated="16382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Dean-Col Engineering &amp; Computer Sci</text:p>
          </table:table-cell>
          <table:table-cell table:number-columns-repeated="16382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Dean-Col of Info Tech &amp; Engineering</text:p>
          </table:table-cell>
          <table:table-cell table:number-columns-repeated="16382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Dean-College of Health Professions</text:p>
          </table:table-cell>
          <table:table-cell table:number-columns-repeated="16382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Dean's Office</text:p>
          </table:table-cell>
          <table:table-cell table:number-columns-repeated="16382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Department of Biological Science</text:p>
          </table:table-cell>
          <table:table-cell table:number-columns-repeated="16382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Department of Biomedical Research</text:p>
          </table:table-cell>
          <table:table-cell table:number-columns-repeated="16382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Department of Biomedical Sciences</text:p>
          </table:table-cell>
          <table:table-cell table:number-columns-repeated="16382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Department of Biomedical Sciences/Anatomy</text:p>
          </table:table-cell>
          <table:table-cell table:number-columns-repeated="16382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Department of Biomedical Sicences</text:p>
          </table:table-cell>
          <table:table-cell table:number-columns-repeated="16382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Department of Clinical &amp; Translational Sciences</text:p>
          </table:table-cell>
          <table:table-cell table:number-columns-repeated="16382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Department of Clinical &amp; Translational Services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Department of Clinical and Translational Sciences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Department of Communication Disorders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Department of Computer Science and Electrical Engineering</text:p>
          </table:table-cell>
          <table:table-cell table:number-columns-repeated="16382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Department of English</text:p>
          </table:table-cell>
          <table:table-cell table:number-columns-repeated="16382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Department of Health Professions</text:p>
          </table:table-cell>
          <table:table-cell table:number-columns-repeated="16382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Department of Housing &amp; Residence Life</text:p>
          </table:table-cell>
          <table:table-cell table:number-columns-repeated="16382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Department of Natural Resources and the Environment</text:p>
          </table:table-cell>
          <table:table-cell table:number-columns-repeated="16382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Department of Pharmaceutical Science</text:p>
          </table:table-cell>
          <table:table-cell table:number-columns-repeated="16382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Department of PharmaceuticalScience</text:p>
          </table:table-cell>
          <table:table-cell table:number-columns-repeated="16382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Department of Pharmacy Practice</text:p>
          </table:table-cell>
          <table:table-cell table:number-columns-repeated="16382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Department of Residence Services</text:p>
          </table:table-cell>
          <table:table-cell table:number-columns-repeated="16382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Dept of Counseling</text:p>
          </table:table-cell>
          <table:table-cell table:number-columns-repeated="16382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Dept of Integrated Science &amp; Tech</text:p>
          </table:table-cell>
          <table:table-cell table:number-columns-repeated="16382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Design Center</text:p>
          </table:table-cell>
          <table:table-cell table:number-columns-repeated="16382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Dev and General Studies</text:p>
          </table:table-cell>
          <table:table-cell table:number-columns-repeated="16382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Development</text:p>
          </table:table-cell>
          <table:table-cell table:number-columns-repeated="16382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Development Services</text:p>
          </table:table-cell>
          <table:table-cell table:number-columns-repeated="16382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Dietetics</text:p>
          </table:table-cell>
          <table:table-cell table:number-columns-repeated="16382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Digital Humanities</text:p>
          </table:table-cell>
          <table:table-cell table:number-columns-repeated="16382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Digital Mapping Project</text:p>
          </table:table-cell>
          <table:table-cell table:number-columns-repeated="16382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Digital Media Services</text:p>
          </table:table-cell>
          <table:table-cell table:number-columns-repeated="16382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Disability Services</text:p>
          </table:table-cell>
          <table:table-cell table:number-columns-repeated="16382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Disabled Students Services</text:p>
          </table:table-cell>
          <table:table-cell table:number-columns-repeated="16382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Distance Learning Operating</text:p>
          </table:table-cell>
          <table:table-cell table:number-columns-repeated="16382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Distributed Education Technology</text:p>
          </table:table-cell>
          <table:table-cell table:number-columns-repeated="16382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DITMI</text:p>
          </table:table-cell>
          <table:table-cell table:number-columns-repeated="16382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Div. Finance and Econ</text:p>
          </table:table-cell>
          <table:table-cell table:number-columns-repeated="16382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Division of Addiction Science</text:p>
          </table:table-cell>
          <table:table-cell table:number-columns-repeated="16382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Division of Animal Resources</text:p>
          </table:table-cell>
          <table:table-cell table:number-columns-repeated="16382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Division of Applied Science and Technology</text:p>
          </table:table-cell>
          <table:table-cell table:number-columns-repeated="16382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Division of Finance</text:p>
          </table:table-cell>
          <table:table-cell table:number-columns-repeated="16382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Division of Mathematics And Applied Science</text:p>
          </table:table-cell>
          <table:table-cell table:number-columns-repeated="16382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Division of Student Affairs</text:p>
          </table:table-cell>
          <table:table-cell table:number-columns-repeated="16382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Division of Student Affairs â€“ LEAD Center</text:p>
          </table:table-cell>
          <table:table-cell table:number-columns-repeated="16382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DPMA Contract-CAMC</text:p>
          </table:table-cell>
          <table:table-cell table:number-columns-repeated="16382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Drinko Library/Reference</text:p>
          </table:table-cell>
          <table:table-cell table:number-columns-repeated="16382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Drinko Reference</text:p>
          </table:table-cell>
          <table:table-cell table:number-columns-repeated="16382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Ebenezer Medical Outreach</text:p>
          </table:table-cell>
          <table:table-cell table:number-columns-repeated="16382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ECCC</text:p>
          </table:table-cell>
          <table:table-cell table:number-columns-repeated="16382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ECCC Surgical Oncology</text:p>
          </table:table-cell>
          <table:table-cell table:number-columns-repeated="16382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Economics</text:p>
          </table:table-cell>
          <table:table-cell table:number-columns-repeated="16382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Economics and Finance</text:p>
          </table:table-cell>
          <table:table-cell table:number-columns-repeated="16382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Ed Leadership 3rd Party Local</text:p>
          </table:table-cell>
          <table:table-cell table:number-columns-repeated="16382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Education</text:p>
          </table:table-cell>
          <table:table-cell table:number-columns-repeated="16382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Education Foundation</text:p>
          </table:table-cell>
          <table:table-cell table:number-columns-repeated="16382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Educational Doctoral Program</text:p>
          </table:table-cell>
          <table:table-cell table:number-columns-repeated="16382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Edwards Comprehensive Cancer Center</text:p>
          </table:table-cell>
          <table:table-cell table:number-columns-repeated="16382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EHR Concepts</text:p>
          </table:table-cell>
          <table:table-cell table:number-columns-repeated="16382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Elem/Sec Education</text:p>
          </table:table-cell>
          <table:table-cell table:number-columns-repeated="16382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Elementary &amp; Secondary Education</text:p>
          </table:table-cell>
          <table:table-cell table:number-columns-repeated="16382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Elementary and Secondary Education</text:p>
          </table:table-cell>
          <table:table-cell table:number-columns-repeated="16382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Elementary Educat 3rd Party Local</text:p>
          </table:table-cell>
          <table:table-cell table:number-columns-repeated="16382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Elementary Education</text:p>
          </table:table-cell>
          <table:table-cell table:number-columns-repeated="16382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Elementary/Secondary Ed.</text:p>
          </table:table-cell>
          <table:table-cell table:number-columns-repeated="16382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Engineering</text:p>
          </table:table-cell>
          <table:table-cell table:number-columns-repeated="16382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Engineering - Hgtn.</text:p>
          </table:table-cell>
          <table:table-cell table:number-columns-repeated="16382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English</text:p>
          </table:table-cell>
          <table:table-cell table:number-columns-repeated="16382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English Language Program (ELI)</text:p>
          </table:table-cell>
          <table:table-cell table:number-columns-repeated="16382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Enrollment Management</text:p>
          </table:table-cell>
          <table:table-cell table:number-columns-repeated="16382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Enrollment office</text:p>
          </table:table-cell>
          <table:table-cell table:number-columns-repeated="16382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Env Science &amp; Safety - Hgtn.</text:p>
          </table:table-cell>
          <table:table-cell table:number-columns-repeated="16382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Environmental Center</text:p>
          </table:table-cell>
          <table:table-cell table:number-columns-repeated="16382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Environmental Health &amp; Safety</text:p>
          </table:table-cell>
          <table:table-cell table:number-columns-repeated="16382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Environmental Health and Safety Department</text:p>
          </table:table-cell>
          <table:table-cell table:number-columns-repeated="16382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Equipment Room</text:p>
          </table:table-cell>
          <table:table-cell table:number-columns-repeated="16382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Equity Programs</text:p>
          </table:table-cell>
          <table:table-cell table:number-columns-repeated="16382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ESSR</text:p>
          </table:table-cell>
          <table:table-cell table:number-columns-repeated="16382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ESSR-Exercise Science Sport &amp; Rec</text:p>
          </table:table-cell>
          <table:table-cell table:number-columns-repeated="16382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Executive Affairs</text:p>
          </table:table-cell>
          <table:table-cell table:number-columns-repeated="16382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Exercise Science</text:p>
          </table:table-cell>
          <table:table-cell table:number-columns-repeated="16382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F.D.C.O.M.I.</text:p>
          </table:table-cell>
          <table:table-cell table:number-columns-repeated="16382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Facilities Planning</text:p>
          </table:table-cell>
          <table:table-cell table:number-columns-repeated="16382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Facilities Planning and Management</text:p>
          </table:table-cell>
          <table:table-cell table:number-columns-repeated="16382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Facilities Planning Management</text:p>
          </table:table-cell>
          <table:table-cell table:number-columns-repeated="16382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Facilities Scheduling</text:p>
          </table:table-cell>
          <table:table-cell table:number-columns-repeated="16382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Facilities, Planning Management</text:p>
          </table:table-cell>
          <table:table-cell table:number-columns-repeated="16382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Facility Scheduling</text:p>
          </table:table-cell>
          <table:table-cell table:number-columns-repeated="16382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Faculty Affairs &amp; Professional Development</text:p>
          </table:table-cell>
          <table:table-cell table:number-columns-repeated="16382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Faculty Affairs and Professional Development</text:p>
          </table:table-cell>
          <table:table-cell table:number-columns-repeated="16382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Faculty Senate</text:p>
          </table:table-cell>
          <table:table-cell table:number-columns-repeated="16382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FDCOMI</text:p>
          </table:table-cell>
          <table:table-cell table:number-columns-repeated="16382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FEIB-Finance, Economics, Int'l Bus</text:p>
          </table:table-cell>
          <table:table-cell table:number-columns-repeated="16382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Finance</text:p>
          </table:table-cell>
          <table:table-cell table:number-columns-repeated="16382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Finance &amp; Economics</text:p>
          </table:table-cell>
          <table:table-cell table:number-columns-repeated="16382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Finance and Administration</text:p>
          </table:table-cell>
          <table:table-cell table:number-columns-repeated="16382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Finance and Administration (School of Medicine)</text:p>
          </table:table-cell>
          <table:table-cell table:number-columns-repeated="16382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Finance and Economics</text:p>
          </table:table-cell>
          <table:table-cell table:number-columns-repeated="16382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Finance Information Technology</text:p>
          </table:table-cell>
          <table:table-cell table:number-columns-repeated="16382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Finance/Economics</text:p>
          </table:table-cell>
          <table:table-cell table:number-columns-repeated="16382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Finance/Economics Department</text:p>
          </table:table-cell>
          <table:table-cell table:number-columns-repeated="16382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Financial Aid</text:p>
          </table:table-cell>
          <table:table-cell table:number-columns-repeated="16382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Fine Arts</text:p>
          </table:table-cell>
          <table:table-cell table:number-columns-repeated="16382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First Year Residence Hall</text:p>
          </table:table-cell>
          <table:table-cell table:number-columns-repeated="16382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First Year Residence Halls</text:p>
          </table:table-cell>
          <table:table-cell table:number-columns-repeated="16382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First Year Resident Halls</text:p>
          </table:table-cell>
          <table:table-cell table:number-columns-repeated="16382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Fitness Center</text:p>
          </table:table-cell>
          <table:table-cell table:number-columns-repeated="16382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Football</text:p>
          </table:table-cell>
          <table:table-cell table:number-columns-repeated="16382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Forensic Lab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Forensic Science</text:p>
          </table:table-cell>
          <table:table-cell table:number-columns-repeated="16382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Forensic Science Center</text:p>
          </table:table-cell>
          <table:table-cell table:number-columns-repeated="16382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Forensic Science Program</text:p>
          </table:table-cell>
          <table:table-cell table:number-columns-repeated="16382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Forensic Sciences</text:p>
          </table:table-cell>
          <table:table-cell table:number-columns-repeated="16382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Forensics</text:p>
          </table:table-cell>
          <table:table-cell table:number-columns-repeated="16382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Foundation</text:p>
          </table:table-cell>
          <table:table-cell table:number-columns-repeated="16382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Foundation Hall</text:p>
          </table:table-cell>
          <table:table-cell table:number-columns-repeated="16382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Fraternity &amp; Sorority Life</text:p>
          </table:table-cell>
          <table:table-cell table:number-columns-repeated="16382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Fundraising</text:p>
          </table:table-cell>
          <table:table-cell table:number-columns-repeated="16382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FYS (First Year Seminar)</text:p>
          </table:table-cell>
          <table:table-cell table:number-columns-repeated="16382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Galleries</text:p>
          </table:table-cell>
          <table:table-cell table:number-columns-repeated="16382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General Counsel</text:p>
          </table:table-cell>
          <table:table-cell table:number-columns-repeated="16382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General Studies</text:p>
          </table:table-cell>
          <table:table-cell table:number-columns-repeated="16382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General Studies- ASL MCTC</text:p>
          </table:table-cell>
          <table:table-cell table:number-columns-repeated="16382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General Studies Division</text:p>
          </table:table-cell>
          <table:table-cell table:number-columns-repeated="16382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Geography</text:p>
          </table:table-cell>
          <table:table-cell table:number-columns-repeated="16382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Geology</text:p>
          </table:table-cell>
          <table:table-cell table:number-columns-repeated="16382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Graduate Admissions</text:p>
          </table:table-cell>
          <table:table-cell table:number-columns-repeated="16382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Graduate College</text:p>
          </table:table-cell>
          <table:table-cell table:number-columns-repeated="16382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Graduate College (H. Campus)</text:p>
          </table:table-cell>
          <table:table-cell table:number-columns-repeated="16382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Graduate Humanities</text:p>
          </table:table-cell>
          <table:table-cell table:number-columns-repeated="16382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Graduate Humanities Program</text:p>
          </table:table-cell>
          <table:table-cell table:number-columns-repeated="16382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Graduate Program in Public Health</text:p>
          </table:table-cell>
          <table:table-cell table:number-columns-repeated="16382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Graduate Records</text:p>
          </table:table-cell>
          <table:table-cell table:number-columns-repeated="16382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Graduate Records &amp; Admissions</text:p>
          </table:table-cell>
          <table:table-cell table:number-columns-repeated="16382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Graduate Sch Ed &amp; Prof Dev OH</text:p>
          </table:table-cell>
          <table:table-cell table:number-columns-repeated="16382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Graduate School</text:p>
          </table:table-cell>
          <table:table-cell table:number-columns-repeated="16382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Graduate Social Work</text:p>
          </table:table-cell>
          <table:table-cell table:number-columns-repeated="16382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Graduate Social Work Program</text:p>
          </table:table-cell>
          <table:table-cell table:number-columns-repeated="16382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Graphic Services</text:p>
          </table:table-cell>
          <table:table-cell table:number-columns-repeated="16382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Greek Affairs</text:p>
          </table:table-cell>
          <table:table-cell table:number-columns-repeated="16382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GSEPD</text:p>
          </table:table-cell>
          <table:table-cell table:number-columns-repeated="16382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GSEPD - Leadership Studies</text:p>
          </table:table-cell>
          <table:table-cell table:number-columns-repeated="16382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GSEPD-Literacy Education</text:p>
          </table:table-cell>
          <table:table-cell table:number-columns-repeated="16382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H. E. L. P.</text:p>
          </table:table-cell>
          <table:table-cell table:number-columns-repeated="16382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H. E. L. P. Program</text:p>
          </table:table-cell>
          <table:table-cell table:number-columns-repeated="16382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H.E.L.P.</text:p>
          </table:table-cell>
          <table:table-cell table:number-columns-repeated="16382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H.E.L.P. Program TCP-Home Org Only</text:p>
          </table:table-cell>
          <table:table-cell table:number-columns-repeated="16382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HDAT</text:p>
          </table:table-cell>
          <table:table-cell table:number-columns-repeated="16382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Health</text:p>
          </table:table-cell>
          <table:table-cell table:number-columns-repeated="16382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Health &amp; Safety Department</text:p>
          </table:table-cell>
          <table:table-cell table:number-columns-repeated="16382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Health Education Programs</text:p>
          </table:table-cell>
          <table:table-cell table:number-columns-repeated="16382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Health Informatics</text:p>
          </table:table-cell>
          <table:table-cell table:number-columns-repeated="16382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Health Professions - Nutrition</text:p>
          </table:table-cell>
          <table:table-cell table:number-columns-repeated="16382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Health Science</text:p>
          </table:table-cell>
          <table:table-cell table:number-columns-repeated="16382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Health Science Library</text:p>
          </table:table-cell>
          <table:table-cell table:number-columns-repeated="16382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Health Services</text:p>
          </table:table-cell>
          <table:table-cell table:number-columns-repeated="16382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Heart of Appalachia</text:p>
          </table:table-cell>
          <table:table-cell table:number-columns-repeated="16382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Heart of Appalachia Talent Search Program</text:p>
          </table:table-cell>
          <table:table-cell table:number-columns-repeated="16382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Heart of Appalachia Talent Search/EM</text:p>
          </table:table-cell>
          <table:table-cell table:number-columns-repeated="16382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Heart of Appalachia, EOC</text:p>
          </table:table-cell>
          <table:table-cell table:number-columns-repeated="16382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Heart of the Appalachia Talent Search</text:p>
          </table:table-cell>
          <table:table-cell table:number-columns-repeated="16382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Help Center</text:p>
          </table:table-cell>
          <table:table-cell table:number-columns-repeated="16382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HELP Program</text:p>
          </table:table-cell>
          <table:table-cell table:number-columns-repeated="16382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HEPC Vista E-Learning</text:p>
          </table:table-cell>
          <table:table-cell table:number-columns-repeated="16382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High School Dual Enrollment</text:p>
          </table:table-cell>
          <table:table-cell table:number-columns-repeated="16382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Higher Education Administration</text:p>
          </table:table-cell>
          <table:table-cell table:number-columns-repeated="16382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Higher Education System Debt Servic</text:p>
          </table:table-cell>
          <table:table-cell table:number-columns-repeated="16382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History</text:p>
          </table:table-cell>
          <table:table-cell table:number-columns-repeated="16382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Holderby Hall</text:p>
          </table:table-cell>
          <table:table-cell table:number-columns-repeated="16382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Honors College</text:p>
          </table:table-cell>
          <table:table-cell table:number-columns-repeated="16382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Honors College/CAE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Honor's Program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Housekeeping</text:p>
          </table:table-cell>
          <table:table-cell table:number-columns-repeated="16382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Housing</text:p>
          </table:table-cell>
          <table:table-cell table:number-columns-repeated="16382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Housing &amp; Residence Life</text:p>
          </table:table-cell>
          <table:table-cell table:number-columns-repeated="16382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Housing &amp; Residence Services / English</text:p>
          </table:table-cell>
          <table:table-cell table:number-columns-repeated="16382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Housing and Academic Initiatives</text:p>
          </table:table-cell>
          <table:table-cell table:number-columns-repeated="16382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Housing and Residence Life</text:p>
          </table:table-cell>
          <table:table-cell table:number-columns-repeated="16382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Housing and Residence Services</text:p>
          </table:table-cell>
          <table:table-cell table:number-columns-repeated="16382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Housing and Resident Life</text:p>
          </table:table-cell>
          <table:table-cell table:number-columns-repeated="16382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Housing Auxiliary</text:p>
          </table:table-cell>
          <table:table-cell table:number-columns-repeated="16382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Housing Housekeeping</text:p>
          </table:table-cell>
          <table:table-cell table:number-columns-repeated="16382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Housing Life</text:p>
          </table:table-cell>
          <table:table-cell table:number-columns-repeated="16382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Housing Maintenance</text:p>
          </table:table-cell>
          <table:table-cell table:number-columns-repeated="16382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Housing Residence Life</text:p>
          </table:table-cell>
          <table:table-cell table:number-columns-repeated="16382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Housing Residenct Life</text:p>
          </table:table-cell>
          <table:table-cell table:number-columns-repeated="16382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HPER</text:p>
          </table:table-cell>
          <table:table-cell table:number-columns-repeated="16382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HR Assistant III, Human Resource Services</text:p>
          </table:table-cell>
          <table:table-cell table:number-columns-repeated="16382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HR I9 Processing</text:p>
          </table:table-cell>
          <table:table-cell table:number-columns-repeated="16382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HRL</text:p>
          </table:table-cell>
          <table:table-cell table:number-columns-repeated="16382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HSTA Summer Institute</text:p>
          </table:table-cell>
          <table:table-cell table:number-columns-repeated="16382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Human Resource Services</text:p>
          </table:table-cell>
          <table:table-cell table:number-columns-repeated="16382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Human Resources</text:p>
          </table:table-cell>
          <table:table-cell table:number-columns-repeated="16382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Humanities</text:p>
          </table:table-cell>
          <table:table-cell table:number-columns-repeated="16382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Humanities BA</text:p>
          </table:table-cell>
          <table:table-cell table:number-columns-repeated="16382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Humanities MA</text:p>
          </table:table-cell>
          <table:table-cell table:number-columns-repeated="16382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Huntington's Kitchen</text:p>
          </table:table-cell>
          <table:table-cell table:number-columns-repeated="16382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HVAC</text:p>
          </table:table-cell>
          <table:table-cell table:number-columns-repeated="16382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ID Card</text:p>
          </table:table-cell>
          <table:table-cell table:number-columns-repeated="16382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INBRE</text:p>
          </table:table-cell>
          <table:table-cell table:number-columns-repeated="16382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Info Resource Svcs</text:p>
          </table:table-cell>
          <table:table-cell table:number-columns-repeated="16382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Information Technology</text:p>
          </table:table-cell>
          <table:table-cell table:number-columns-repeated="16382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Information Technology - Service Desk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Information Technology (School of Medicine)</text:p>
          </table:table-cell>
          <table:table-cell table:number-columns-repeated="16382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Information Technology (School of Pharmacy)</text:p>
          </table:table-cell>
          <table:table-cell table:number-columns-repeated="16382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Information Technology and Engineering Management</text:p>
          </table:table-cell>
          <table:table-cell table:number-columns-repeated="16382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Institutional Research</text:p>
          </table:table-cell>
          <table:table-cell table:number-columns-repeated="16382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Institutional Research &amp; Planning</text:p>
          </table:table-cell>
          <table:table-cell table:number-columns-repeated="16382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Integrated Science &amp; Tech ISAT</text:p>
          </table:table-cell>
          <table:table-cell table:number-columns-repeated="16382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Integrated Science &amp; Technology</text:p>
          </table:table-cell>
          <table:table-cell table:number-columns-repeated="16382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Integrated Science and Technology</text:p>
          </table:table-cell>
          <table:table-cell table:number-columns-repeated="16382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Intercultural Affairs</text:p>
          </table:table-cell>
          <table:table-cell table:number-columns-repeated="16382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Intercultural Affairs: The Center for African-American Studies</text:p>
          </table:table-cell>
          <table:table-cell table:number-columns-repeated="16382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Internal Audit</text:p>
          </table:table-cell>
          <table:table-cell table:number-columns-repeated="16382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Internal Medicine</text:p>
          </table:table-cell>
          <table:table-cell table:number-columns-repeated="16382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Internal Medicine Residents</text:p>
          </table:table-cell>
          <table:table-cell table:number-columns-repeated="16382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International Affairs</text:p>
          </table:table-cell>
          <table:table-cell table:number-columns-repeated="16382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International office</text:p>
          </table:table-cell>
          <table:table-cell table:number-columns-repeated="16382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International Programs</text:p>
          </table:table-cell>
          <table:table-cell table:number-columns-repeated="16382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International Student Services</text:p>
          </table:table-cell>
          <table:table-cell table:number-columns-repeated="16382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International Technology</text:p>
          </table:table-cell>
          <table:table-cell table:number-columns-repeated="16382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INTO</text:p>
          </table:table-cell>
          <table:table-cell table:number-columns-repeated="16382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INTO Marshall</text:p>
          </table:table-cell>
          <table:table-cell table:number-columns-repeated="16382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Into Marshall University</text:p>
          </table:table-cell>
          <table:table-cell table:number-columns-repeated="16382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INTO-Marshall</text:p>
          </table:table-cell>
          <table:table-cell table:number-columns-repeated="16382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IST</text:p>
          </table:table-cell>
          <table:table-cell table:number-columns-repeated="16382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IT</text:p>
          </table:table-cell>
          <table:table-cell table:number-columns-repeated="16382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IT - CS - Circulation</text:p>
          </table:table-cell>
          <table:table-cell table:number-columns-repeated="16382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IT - CS - MUGC Discovery Center</text:p>
          </table:table-cell>
          <table:table-cell table:number-columns-repeated="16382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IT - CS - Service Desk</text:p>
          </table:table-cell>
          <table:table-cell table:number-columns-repeated="16382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IT - CS - South Charleston Campus Library</text:p>
          </table:table-cell>
          <table:table-cell table:number-columns-repeated="16382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IT - CS - Tech Support</text:p>
          </table:table-cell>
          <table:table-cell table:number-columns-repeated="16382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IT - CS - UCF</text:p>
          </table:table-cell>
          <table:table-cell table:number-columns-repeated="16382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IT - Digital Video Media Production</text:p>
          </table:table-cell>
          <table:table-cell table:number-columns-repeated="16382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IT - IT Admin</text:p>
          </table:table-cell>
          <table:table-cell table:number-columns-repeated="16382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IT - OLL - Lib Instruction</text:p>
          </table:table-cell>
          <table:table-cell table:number-columns-repeated="16382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IT - OLL - Library</text:p>
          </table:table-cell>
          <table:table-cell table:number-columns-repeated="16382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IT - OLL - MTOC</text:p>
          </table:table-cell>
          <table:table-cell table:number-columns-repeated="16382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IT - OLL - MUOnline Design Center</text:p>
          </table:table-cell>
          <table:table-cell table:number-columns-repeated="16382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IT - UCF</text:p>
          </table:table-cell>
          <table:table-cell table:number-columns-repeated="16382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IT - UCS - Enterprise Applications</text:p>
          </table:table-cell>
          <table:table-cell table:number-columns-repeated="16382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IT - UCS - Infrastructure</text:p>
          </table:table-cell>
          <table:table-cell table:number-columns-repeated="16382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IT - UCS - Infrastructure - Communications</text:p>
          </table:table-cell>
          <table:table-cell table:number-columns-repeated="16382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IT - UCS - Infrastructure - Systems</text:p>
          </table:table-cell>
          <table:table-cell table:number-columns-repeated="16382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IT â€“ CS - UCF</text:p>
          </table:table-cell>
          <table:table-cell table:number-columns-repeated="16382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IT â€“ CS â€“ MUGC Discovery Center</text:p>
          </table:table-cell>
          <table:table-cell table:number-columns-repeated="16382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IT Admin</text:p>
          </table:table-cell>
          <table:table-cell table:number-columns-repeated="16382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IT Administration</text:p>
          </table:table-cell>
          <table:table-cell table:number-columns-repeated="16382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IT Information Security</text:p>
          </table:table-cell>
          <table:table-cell table:number-columns-repeated="16382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IT Infrastructure</text:p>
          </table:table-cell>
          <table:table-cell table:number-columns-repeated="16382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1">
            <text:p>IT Infrastructure Communications</text:p>
          </table:table-cell>
          <table:table-cell table:number-columns-repeated="16382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ITIC</text:p>
          </table:table-cell>
          <table:table-cell table:number-columns-repeated="16382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1">
            <text:p>ITS</text:p>
          </table:table-cell>
          <table:table-cell table:number-columns-repeated="16382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ITVS</text:p>
          </table:table-cell>
          <table:table-cell table:number-columns-repeated="16382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John Deaver Drinko Academy</text:p>
          </table:table-cell>
          <table:table-cell table:number-columns-repeated="16382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1">
            <text:p>John Marshall Emerging Leaders Institute</text:p>
          </table:table-cell>
          <table:table-cell table:number-columns-repeated="16382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Jon Deaver Drinko Acadamy</text:p>
          </table:table-cell>
          <table:table-cell table:number-columns-repeated="16382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Jornalism and Mass Communication</text:p>
          </table:table-cell>
          <table:table-cell table:number-columns-repeated="16382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Journalism</text:p>
          </table:table-cell>
          <table:table-cell table:number-columns-repeated="16382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1">
            <text:p>Journalism and Mass Comminucations</text:p>
          </table:table-cell>
          <table:table-cell table:number-columns-repeated="16382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1">
            <text:p>Journalism and Mass Communications</text:p>
          </table:table-cell>
          <table:table-cell table:number-columns-repeated="16382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Journalism Mass Communication</text:p>
          </table:table-cell>
          <table:table-cell table:number-columns-repeated="16382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JTPA</text:p>
          </table:table-cell>
          <table:table-cell table:number-columns-repeated="16382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Judicial Affairs/Student Affairs</text:p>
          </table:table-cell>
          <table:table-cell table:number-columns-repeated="16382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June Harless Center</text:p>
          </table:table-cell>
          <table:table-cell table:number-columns-repeated="16382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June Harless Center for Rural Educational Research and Developme</text:p>
          </table:table-cell>
          <table:table-cell table:number-columns-repeated="16382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Kinesiology</text:p>
          </table:table-cell>
          <table:table-cell table:number-columns-repeated="16382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1">
            <text:p>Kinesology</text:p>
          </table:table-cell>
          <table:table-cell table:number-columns-repeated="16382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Lab Materials Users Fee</text:p>
          </table:table-cell>
          <table:table-cell table:number-columns-repeated="16382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1">
            <text:p>Landscape &amp; Grounds Maintenance</text:p>
          </table:table-cell>
          <table:table-cell table:number-columns-repeated="16382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LCOB</text:p>
          </table:table-cell>
          <table:table-cell table:number-columns-repeated="16382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LCOB Accreditation</text:p>
          </table:table-cell>
          <table:table-cell table:number-columns-repeated="16382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LCOB Recruitment &amp; Retention</text:p>
          </table:table-cell>
          <table:table-cell table:number-columns-repeated="16382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Leadership Studies</text:p>
          </table:table-cell>
          <table:table-cell table:number-columns-repeated="16382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LEAP Program</text:p>
          </table:table-cell>
          <table:table-cell table:number-columns-repeated="16382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LEAP-Learning English Academic Purp</text:p>
          </table:table-cell>
          <table:table-cell table:number-columns-repeated="16382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Learning Resources Center</text:p>
          </table:table-cell>
          <table:table-cell table:number-columns-repeated="16382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Legal Counsel</text:p>
          </table:table-cell>
          <table:table-cell table:number-columns-repeated="16382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Lewis College of Business</text:p>
          </table:table-cell>
          <table:table-cell table:number-columns-repeated="16382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Liberal Arts</text:p>
          </table:table-cell>
          <table:table-cell table:number-columns-repeated="16382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Libraries and Online Learning</text:p>
          </table:table-cell>
          <table:table-cell table:number-columns-repeated="16382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Library</text:p>
          </table:table-cell>
          <table:table-cell table:number-columns-repeated="16382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Library - MUGC</text:p>
          </table:table-cell>
          <table:table-cell table:number-columns-repeated="16382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Library Collection Development</text:p>
          </table:table-cell>
          <table:table-cell table:number-columns-repeated="16382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Library Technology Services</text:p>
          </table:table-cell>
          <table:table-cell table:number-columns-repeated="16382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Life Sciences</text:p>
          </table:table-cell>
          <table:table-cell table:number-columns-repeated="16382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Lincoln Primary Care Center</text:p>
          </table:table-cell>
          <table:table-cell table:number-columns-repeated="16382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LOL</text:p>
          </table:table-cell>
          <table:table-cell table:number-columns-repeated="16382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1">
            <text:p>LSAMP</text:p>
          </table:table-cell>
          <table:table-cell table:number-columns-repeated="16382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LSAMP - Participant Costs</text:p>
          </table:table-cell>
          <table:table-cell table:number-columns-repeated="16382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LSAMP (Intercultural Affairs)</text:p>
          </table:table-cell>
          <table:table-cell table:number-columns-repeated="16382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Lung Health Center</text:p>
          </table:table-cell>
          <table:table-cell table:number-columns-repeated="16382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1">
            <text:p>Mail</text:p>
          </table:table-cell>
          <table:table-cell table:number-columns-repeated="16382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Mail Services</text:p>
          </table:table-cell>
          <table:table-cell table:number-columns-repeated="16382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Mail Services (School of Medicine)</text:p>
          </table:table-cell>
          <table:table-cell table:number-columns-repeated="16382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1">
            <text:p>Mailroom</text:p>
          </table:table-cell>
          <table:table-cell table:number-columns-repeated="16382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Maintenance Operations</text:p>
          </table:table-cell>
          <table:table-cell table:number-columns-repeated="16382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1">
            <text:p>Malik Start Up</text:p>
          </table:table-cell>
          <table:table-cell table:number-columns-repeated="16382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Management</text:p>
          </table:table-cell>
          <table:table-cell table:number-columns-repeated="16382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Management &amp; Marketing</text:p>
          </table:table-cell>
          <table:table-cell table:number-columns-repeated="16382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Management &amp; Marketing &amp; MIS</text:p>
          </table:table-cell>
          <table:table-cell table:number-columns-repeated="16382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1">
            <text:p>Management / Marketing</text:p>
          </table:table-cell>
          <table:table-cell table:number-columns-repeated="16382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1">
            <text:p>Management and Marketing</text:p>
          </table:table-cell>
          <table:table-cell table:number-columns-repeated="16382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Management Department</text:p>
          </table:table-cell>
          <table:table-cell table:number-columns-repeated="16382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1">
            <text:p>Management, Marketing &amp; MIS</text:p>
          </table:table-cell>
          <table:table-cell table:number-columns-repeated="16382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1">
            <text:p>Management/HCA</text:p>
          </table:table-cell>
          <table:table-cell table:number-columns-repeated="16382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1">
            <text:p>Management/Marketing Department</text:p>
          </table:table-cell>
          <table:table-cell table:number-columns-repeated="16382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1">
            <text:p>Marching Band</text:p>
          </table:table-cell>
          <table:table-cell table:number-columns-repeated="16382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1">
            <text:p>Marketing, MIS &amp; Entrepreneurship</text:p>
          </table:table-cell>
          <table:table-cell table:number-columns-repeated="16382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1">
            <text:p>Marketing/MIS/ENT</text:p>
          </table:table-cell>
          <table:table-cell table:number-columns-repeated="16382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Markiewicz CHM Startups</text:p>
          </table:table-cell>
          <table:table-cell table:number-columns-repeated="16382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Marriott Dining Services</text:p>
          </table:table-cell>
          <table:table-cell table:number-columns-repeated="16382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Marshal Family Medicine Residents</text:p>
          </table:table-cell>
          <table:table-cell table:number-columns-repeated="16382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1">
            <text:p>Marshall Artist Series</text:p>
          </table:table-cell>
          <table:table-cell table:number-columns-repeated="16382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1">
            <text:p>Marshall Atheltics</text:p>
          </table:table-cell>
          <table:table-cell table:number-columns-repeated="16382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1">
            <text:p>Marshall Athletic Department</text:p>
          </table:table-cell>
          <table:table-cell table:number-columns-repeated="16382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1">
            <text:p>Marshall Athletics</text:p>
          </table:table-cell>
          <table:table-cell table:number-columns-repeated="16382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Marshall Cardiology</text:p>
          </table:table-cell>
          <table:table-cell table:number-columns-repeated="16382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1">
            <text:p>Marshall Cardiology Fellows</text:p>
          </table:table-cell>
          <table:table-cell table:number-columns-repeated="16382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1">
            <text:p>Marshall Clinical Pharmacy</text:p>
          </table:table-cell>
          <table:table-cell table:number-columns-repeated="16382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Marshall Dance Team</text:p>
          </table:table-cell>
          <table:table-cell table:number-columns-repeated="16382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1">
            <text:p>Marshall Dentistry</text:p>
          </table:table-cell>
          <table:table-cell table:number-columns-repeated="16382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1">
            <text:p>Marshall Dentistry &amp; Oral Surgery</text:p>
          </table:table-cell>
          <table:table-cell table:number-columns-repeated="16382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Marshall Dentistry &amp; Oral Surgery Resident</text:p>
          </table:table-cell>
          <table:table-cell table:number-columns-repeated="16382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1">
            <text:p>Marshall Dentistry &amp; Oral Surgery Residents</text:p>
          </table:table-cell>
          <table:table-cell table:number-columns-repeated="16382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1">
            <text:p>Marshall Dermatology</text:p>
          </table:table-cell>
          <table:table-cell table:number-columns-repeated="16382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1">
            <text:p>Marshall Endocrinology Fellows</text:p>
          </table:table-cell>
          <table:table-cell table:number-columns-repeated="16382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Marshall Eye Surgeons</text:p>
          </table:table-cell>
          <table:table-cell table:number-columns-repeated="16382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1">
            <text:p>Marshall Family Medcine</text:p>
          </table:table-cell>
          <table:table-cell table:number-columns-repeated="16382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Marshall Family Medicine</text:p>
          </table:table-cell>
          <table:table-cell table:number-columns-repeated="16382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1">
            <text:p>Marshall Family Medicine Residents</text:p>
          </table:table-cell>
          <table:table-cell table:number-columns-repeated="16382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Marshall Foundation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1">
            <text:p>Marshall Health Addiction Sciences</text:p>
          </table:table-cell>
          <table:table-cell table:number-columns-repeated="16382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1">
            <text:p>Marshall Health Administration</text:p>
          </table:table-cell>
          <table:table-cell table:number-columns-repeated="16382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Marshall Health Central Administration</text:p>
          </table:table-cell>
          <table:table-cell table:number-columns-repeated="16382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1">
            <text:p>Marshall Health Clinical Pharmacy</text:p>
          </table:table-cell>
          <table:table-cell table:number-columns-repeated="16382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1">
            <text:p>Marshall Health Corporate Accounting</text:p>
          </table:table-cell>
          <table:table-cell table:number-columns-repeated="16382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1">
            <text:p>Marshall Health Provider Enrollment</text:p>
          </table:table-cell>
          <table:table-cell table:number-columns-repeated="16382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1">
            <text:p>Marshall Health Teays Valley Mammography</text:p>
          </table:table-cell>
          <table:table-cell table:number-columns-repeated="16382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1">
            <text:p>Marshall Health Teays Valley Radiology</text:p>
          </table:table-cell>
          <table:table-cell table:number-columns-repeated="16382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Marshall Institute for Interdisiplinary Research</text:p>
          </table:table-cell>
          <table:table-cell table:number-columns-repeated="16382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1">
            <text:p>Marshall Internal Medicine</text:p>
          </table:table-cell>
          <table:table-cell table:number-columns-repeated="16382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Marshall Internal Medicine Residents</text:p>
          </table:table-cell>
          <table:table-cell table:number-columns-repeated="16382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Marshall INTO - Instruction</text:p>
          </table:table-cell>
          <table:table-cell table:number-columns-repeated="16382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Marshall Neurology</text:p>
          </table:table-cell>
          <table:table-cell table:number-columns-repeated="16382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Marshall Neurology Residents</text:p>
          </table:table-cell>
          <table:table-cell table:number-columns-repeated="16382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1">
            <text:p>Marshall Neurosurgery</text:p>
          </table:table-cell>
          <table:table-cell table:number-columns-repeated="16382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Marshall Obstetrics &amp; Gynecology</text:p>
          </table:table-cell>
          <table:table-cell table:number-columns-repeated="16382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1">
            <text:p>Marshall Obstetrics &amp; Gynecology Residents</text:p>
          </table:table-cell>
          <table:table-cell table:number-columns-repeated="16382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string" table:style-name="ce1">
            <text:p>Marshall Oncological Sciences Fellows</text:p>
          </table:table-cell>
          <table:table-cell table:number-columns-repeated="16382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1">
            <text:p>Marshall Orthopaedic Surgery</text:p>
          </table:table-cell>
          <table:table-cell table:number-columns-repeated="16382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1">
            <text:p>Marshall Orthopaedics</text:p>
          </table:table-cell>
          <table:table-cell table:number-columns-repeated="16382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1">
            <text:p>Marshall Orthopaedics Resident</text:p>
          </table:table-cell>
          <table:table-cell table:number-columns-repeated="16382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1">
            <text:p>Marshall Orthopaedics Residents</text:p>
          </table:table-cell>
          <table:table-cell table:number-columns-repeated="16382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1">
            <text:p>Marshall Pathology</text:p>
          </table:table-cell>
          <table:table-cell table:number-columns-repeated="16382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1">
            <text:p>Marshall Pediatric Hospital Medicine Fellowship</text:p>
          </table:table-cell>
          <table:table-cell table:number-columns-repeated="16382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1">
            <text:p>Marshall Pediatrics</text:p>
          </table:table-cell>
          <table:table-cell table:number-columns-repeated="16382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1">
            <text:p>Marshall Pediatrics Resident</text:p>
          </table:table-cell>
          <table:table-cell table:number-columns-repeated="16382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1">
            <text:p>Marshall Pediatrics Residents</text:p>
          </table:table-cell>
          <table:table-cell table:number-columns-repeated="16382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Marshall Pharmacy</text:p>
          </table:table-cell>
          <table:table-cell table:number-columns-repeated="16382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1">
            <text:p>Marshall Police Department</text:p>
          </table:table-cell>
          <table:table-cell table:number-columns-repeated="16382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1">
            <text:p>Marshall ProACT</text:p>
          </table:table-cell>
          <table:table-cell table:number-columns-repeated="16382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1">
            <text:p>Marshall Project HOPE</text:p>
          </table:table-cell>
          <table:table-cell table:number-columns-repeated="16382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1">
            <text:p>Marshall Psychiatry</text:p>
          </table:table-cell>
          <table:table-cell table:number-columns-repeated="16382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string" table:style-name="ce1">
            <text:p>Marshall Psychiatry Residents</text:p>
          </table:table-cell>
          <table:table-cell table:number-columns-repeated="16382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1">
            <text:p>Marshall Psychology</text:p>
          </table:table-cell>
          <table:table-cell table:number-columns-repeated="16382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string" table:style-name="ce1">
            <text:p>Marshall Pulmonology Fellows</text:p>
          </table:table-cell>
          <table:table-cell table:number-columns-repeated="16382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string" table:style-name="ce1">
            <text:p>Marshall Recreation Center</text:p>
          </table:table-cell>
          <table:table-cell table:number-columns-repeated="16382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1">
            <text:p>Marshall Sports Medicine Institute</text:p>
          </table:table-cell>
          <table:table-cell table:number-columns-repeated="16382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1">
            <text:p>Marshall Surgery</text:p>
          </table:table-cell>
          <table:table-cell table:number-columns-repeated="16382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1">
            <text:p>Marshall Surgery Residents</text:p>
          </table:table-cell>
          <table:table-cell table:number-columns-repeated="16382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Marshall Teays Valley Lab</text:p>
          </table:table-cell>
          <table:table-cell table:number-columns-repeated="16382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1">
            <text:p>Marshall University - South Charleston Campus</text:p>
          </table:table-cell>
          <table:table-cell table:number-columns-repeated="16382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1">
            <text:p>Marshall University Bookstore</text:p>
          </table:table-cell>
          <table:table-cell table:number-columns-repeated="16382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1">
            <text:p>Marshall University Department of Social Work</text:p>
          </table:table-cell>
          <table:table-cell table:number-columns-repeated="16382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1">
            <text:p>Marshall University Foundation</text:p>
          </table:table-cell>
          <table:table-cell table:number-columns-repeated="16382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1">
            <text:p>Marshall University Graduate College</text:p>
          </table:table-cell>
          <table:table-cell table:number-columns-repeated="16382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Marshall University IT</text:p>
          </table:table-cell>
          <table:table-cell table:number-columns-repeated="16382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1">
            <text:p>Marshall University Libraries</text:p>
          </table:table-cell>
          <table:table-cell table:number-columns-repeated="16382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1">
            <text:p>Marshall University Office of Career Education</text:p>
          </table:table-cell>
          <table:table-cell table:number-columns-repeated="16382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1">
            <text:p>Marshall University Psy. D. Program</text:p>
          </table:table-cell>
          <table:table-cell table:number-columns-repeated="16382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string" table:style-name="ce1">
            <text:p>Marshall University Research Corporation</text:p>
          </table:table-cell>
          <table:table-cell table:number-columns-repeated="16382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1">
            <text:p>Marshall University School of Medicine</text:p>
          </table:table-cell>
          <table:table-cell table:number-columns-repeated="16382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1">
            <text:p>Marshall Urology</text:p>
          </table:table-cell>
          <table:table-cell table:number-columns-repeated="16382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string" table:style-name="ce1">
            <text:p>Masaud Start Up</text:p>
          </table:table-cell>
          <table:table-cell table:number-columns-repeated="16382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1">
            <text:p>Master of Science-Forensic Science</text:p>
          </table:table-cell>
          <table:table-cell table:number-columns-repeated="16382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string" table:style-name="ce1">
            <text:p>Masters' of Social Work</text:p>
          </table:table-cell>
          <table:table-cell table:number-columns-repeated="16382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1">
            <text:p>Math</text:p>
          </table:table-cell>
          <table:table-cell table:number-columns-repeated="16382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1">
            <text:p>Math Workshop</text:p>
          </table:table-cell>
          <table:table-cell table:number-columns-repeated="16382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1">
            <text:p>Mathematics</text:p>
          </table:table-cell>
          <table:table-cell table:number-columns-repeated="16382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1">
            <text:p>Mathematics &amp; Applied Science</text:p>
          </table:table-cell>
          <table:table-cell table:number-columns-repeated="16382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1">
            <text:p>Mathlematics</text:p>
          </table:table-cell>
          <table:table-cell table:number-columns-repeated="16382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MBA Office</text:p>
          </table:table-cell>
          <table:table-cell table:number-columns-repeated="16382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1">
            <text:p>MBA Program</text:p>
          </table:table-cell>
          <table:table-cell table:number-columns-repeated="16382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1">
            <text:p>McBride Physics Startups</text:p>
          </table:table-cell>
          <table:table-cell table:number-columns-repeated="16382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1">
            <text:p>McKesson</text:p>
          </table:table-cell>
          <table:table-cell table:number-columns-repeated="16382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1">
            <text:p>MCTC</text:p>
          </table:table-cell>
          <table:table-cell table:number-columns-repeated="16382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string" table:style-name="ce1">
            <text:p>MCTC Hospitality</text:p>
          </table:table-cell>
          <table:table-cell table:number-columns-repeated="16382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1">
            <text:p>Mechanical Engineering</text:p>
          </table:table-cell>
          <table:table-cell table:number-columns-repeated="16382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1">
            <text:p>Medical Center Atrium</text:p>
          </table:table-cell>
          <table:table-cell table:number-columns-repeated="16382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1">
            <text:p>Medical School Receiving</text:p>
          </table:table-cell>
          <table:table-cell table:number-columns-repeated="16382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Medical Students Class of <text:s/>2023</text:p>
          </table:table-cell>
          <table:table-cell table:number-columns-repeated="16382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Medical Students Class of 2016</text:p>
          </table:table-cell>
          <table:table-cell table:number-columns-repeated="16382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1">
            <text:p>Medical Students Class of 2017</text:p>
          </table:table-cell>
          <table:table-cell table:number-columns-repeated="16382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1">
            <text:p>Medical Students Class of 2018</text:p>
          </table:table-cell>
          <table:table-cell table:number-columns-repeated="16382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1">
            <text:p>Medical Students Class of 2019</text:p>
          </table:table-cell>
          <table:table-cell table:number-columns-repeated="16382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1">
            <text:p>Medical Students Class of 2020</text:p>
          </table:table-cell>
          <table:table-cell table:number-columns-repeated="16382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1">
            <text:p>Medical Students Class of 2021</text:p>
          </table:table-cell>
          <table:table-cell table:number-columns-repeated="16382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1">
            <text:p>Medical Students Class of 2022</text:p>
          </table:table-cell>
          <table:table-cell table:number-columns-repeated="16382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Medical Students Class of 2023</text:p>
          </table:table-cell>
          <table:table-cell table:number-columns-repeated="16382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1">
            <text:p>Medical Students Class of 2024</text:p>
          </table:table-cell>
          <table:table-cell table:number-columns-repeated="16382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1">
            <text:p>Medicine Pediatrics Residents</text:p>
          </table:table-cell>
          <table:table-cell table:number-columns-repeated="16382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1">
            <text:p>Men's Basketball</text:p>
          </table:table-cell>
          <table:table-cell table:number-columns-repeated="16382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1">
            <text:p>Men's Cross Country</text:p>
          </table:table-cell>
          <table:table-cell table:number-columns-repeated="16382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1">
            <text:p>Mid-Ohio Valley Center Operations</text:p>
          </table:table-cell>
          <table:table-cell table:number-columns-repeated="16382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1">
            <text:p>MIIR</text:p>
          </table:table-cell>
          <table:table-cell table:number-columns-repeated="16382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1">
            <text:p>Military &amp; Veterans Affairs</text:p>
          </table:table-cell>
          <table:table-cell table:number-columns-repeated="16382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Military and Veterans Affiars</text:p>
          </table:table-cell>
          <table:table-cell table:number-columns-repeated="16382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1">
            <text:p>Military Science</text:p>
          </table:table-cell>
          <table:table-cell table:number-columns-repeated="16382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1">
            <text:p>Miltary Science</text:p>
          </table:table-cell>
          <table:table-cell table:number-columns-repeated="16382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1">
            <text:p>Modern Languages</text:p>
          </table:table-cell>
          <table:table-cell table:number-columns-repeated="16382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1">
            <text:p>Modern Languages (FRN)</text:p>
          </table:table-cell>
          <table:table-cell table:number-columns-repeated="16382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1">
            <text:p>Morrow Library - Government Documents</text:p>
          </table:table-cell>
          <table:table-cell table:number-columns-repeated="16382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string" table:style-name="ce1">
            <text:p>MOVC</text:p>
          </table:table-cell>
          <table:table-cell table:number-columns-repeated="16382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1">
            <text:p>MS Medical Sciences</text:p>
          </table:table-cell>
          <table:table-cell table:number-columns-repeated="16382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string" table:style-name="ce1">
            <text:p>MSC Facilities Scheduling</text:p>
          </table:table-cell>
          <table:table-cell table:number-columns-repeated="16382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1">
            <text:p>MU Board of Governors</text:p>
          </table:table-cell>
          <table:table-cell table:number-columns-repeated="16382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1">
            <text:p>MU Board of Governors (MUBOG)</text:p>
          </table:table-cell>
          <table:table-cell table:number-columns-repeated="16382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MU Cell Differentiation &amp; Development Center</text:p>
          </table:table-cell>
          <table:table-cell table:number-columns-repeated="16382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string" table:style-name="ce1">
            <text:p>MU Consumer Protection JointProject</text:p>
          </table:table-cell>
          <table:table-cell table:number-columns-repeated="16382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string" table:style-name="ce1">
            <text:p>MU Foundation</text:p>
          </table:table-cell>
          <table:table-cell table:number-columns-repeated="16382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1">
            <text:p>MU Foundations</text:p>
          </table:table-cell>
          <table:table-cell table:number-columns-repeated="16382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1">
            <text:p>MU Heart of Appalachia Talent Search Program</text:p>
          </table:table-cell>
          <table:table-cell table:number-columns-repeated="16382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MU ID</text:p>
          </table:table-cell>
          <table:table-cell table:number-columns-repeated="16382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string" table:style-name="ce1">
            <text:p>MU Mail Services</text:p>
          </table:table-cell>
          <table:table-cell table:number-columns-repeated="16382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1">
            <text:p>MU Online Design Center</text:p>
          </table:table-cell>
          <table:table-cell table:number-columns-repeated="16382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1">
            <text:p>MU Research Corp</text:p>
          </table:table-cell>
          <table:table-cell table:number-columns-repeated="16382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1">
            <text:p>MU Testing Center</text:p>
          </table:table-cell>
          <table:table-cell table:number-columns-repeated="16382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string" table:style-name="ce1">
            <text:p>MUCC</text:p>
          </table:table-cell>
          <table:table-cell table:number-columns-repeated="16382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1">
            <text:p>MUEEC</text:p>
          </table:table-cell>
          <table:table-cell table:number-columns-repeated="16382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MUGC</text:p>
          </table:table-cell>
          <table:table-cell table:number-columns-repeated="16382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Multicultural Affairs</text:p>
          </table:table-cell>
          <table:table-cell table:number-columns-repeated="16382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string" table:style-name="ce1">
            <text:p>Multicultural Affairs/LGBTO</text:p>
          </table:table-cell>
          <table:table-cell table:number-columns-repeated="16382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string" table:style-name="ce1">
            <text:p>MUOnline</text:p>
          </table:table-cell>
          <table:table-cell table:number-columns-repeated="16382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string" table:style-name="ce1">
            <text:p>MUOnline design Center</text:p>
          </table:table-cell>
          <table:table-cell table:number-columns-repeated="16382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string" table:style-name="ce1">
            <text:p>MUPD</text:p>
          </table:table-cell>
          <table:table-cell table:number-columns-repeated="16382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1">
            <text:p>MURC</text:p>
          </table:table-cell>
          <table:table-cell table:number-columns-repeated="16382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string" table:style-name="ce1">
            <text:p>MURC - Financial Administration</text:p>
          </table:table-cell>
          <table:table-cell table:number-columns-repeated="16382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string" table:style-name="ce1">
            <text:p>MURC - Financial Compliance</text:p>
          </table:table-cell>
          <table:table-cell table:number-columns-repeated="16382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string" table:style-name="ce1">
            <text:p>MURC - Grants Development</text:p>
          </table:table-cell>
          <table:table-cell table:number-columns-repeated="16382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string" table:style-name="ce1">
            <text:p>MURC - Payroll</text:p>
          </table:table-cell>
          <table:table-cell table:number-columns-repeated="16382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string" table:style-name="ce1">
            <text:p>MURC - Personnel &amp; Payroll</text:p>
          </table:table-cell>
          <table:table-cell table:number-columns-repeated="16382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string" table:style-name="ce1">
            <text:p>MURC COE for Addiction and Recovery</text:p>
          </table:table-cell>
          <table:table-cell table:number-columns-repeated="16382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string" table:style-name="ce1">
            <text:p>MURC Finance</text:p>
          </table:table-cell>
          <table:table-cell table:number-columns-repeated="16382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string" table:style-name="ce1">
            <text:p>MURC/Forensics</text:p>
          </table:table-cell>
          <table:table-cell table:number-columns-repeated="16382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string" table:style-name="ce1">
            <text:p>Music</text:p>
          </table:table-cell>
          <table:table-cell table:number-columns-repeated="16382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string" table:style-name="ce1">
            <text:p>Music Department</text:p>
          </table:table-cell>
          <table:table-cell table:number-columns-repeated="16382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string" table:style-name="ce1">
            <text:p>Music Organizations</text:p>
          </table:table-cell>
          <table:table-cell table:number-columns-repeated="16382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string" table:style-name="ce1">
            <text:p>MUSOP Academic Affairs</text:p>
          </table:table-cell>
          <table:table-cell table:number-columns-repeated="16382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string" table:style-name="ce1">
            <text:p>MUSOP Class of 2019</text:p>
          </table:table-cell>
          <table:table-cell table:number-columns-repeated="16382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string" table:style-name="ce1">
            <text:p>MUSOP Class of 2022</text:p>
          </table:table-cell>
          <table:table-cell table:number-columns-repeated="16382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string" table:style-name="ce1">
            <text:p>MUSOP Dean's Office</text:p>
          </table:table-cell>
          <table:table-cell table:number-columns-repeated="16382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string" table:style-name="ce1">
            <text:p>MUSOP Experiential Learning</text:p>
          </table:table-cell>
          <table:table-cell table:number-columns-repeated="16382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string" table:style-name="ce1">
            <text:p>MUSOP Pharmacy Practice</text:p>
          </table:table-cell>
          <table:table-cell table:number-columns-repeated="16382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string" table:style-name="ce1">
            <text:p>MUSOP Student Affairs</text:p>
          </table:table-cell>
          <table:table-cell table:number-columns-repeated="16382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string" table:style-name="ce1">
            <text:p>MUSOP Student Class of 2019</text:p>
          </table:table-cell>
          <table:table-cell table:number-columns-repeated="16382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string" table:style-name="ce1">
            <text:p>MUSOP Student Class of 2020</text:p>
          </table:table-cell>
          <table:table-cell table:number-columns-repeated="16382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string" table:style-name="ce1">
            <text:p>MUSOP Student Class of 2021</text:p>
          </table:table-cell>
          <table:table-cell table:number-columns-repeated="16382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string" table:style-name="ce1">
            <text:p>MUSOP Student Class of 2022</text:p>
          </table:table-cell>
          <table:table-cell table:number-columns-repeated="16382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string" table:style-name="ce1">
            <text:p>National Resource &amp; Recreation Mgmt</text:p>
          </table:table-cell>
          <table:table-cell table:number-columns-repeated="16382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string" table:style-name="ce1">
            <text:p>Natural Resources &amp; the Environment</text:p>
          </table:table-cell>
          <table:table-cell table:number-columns-repeated="16382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string" table:style-name="ce1">
            <text:p>Natural Resources and the Environment (NRE)</text:p>
          </table:table-cell>
          <table:table-cell table:number-columns-repeated="16382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string" table:style-name="ce1">
            <text:p>NE - Atalian Global Services</text:p>
          </table:table-cell>
          <table:table-cell table:number-columns-repeated="16382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string" table:style-name="ce1">
            <text:p>NE - Big Green</text:p>
          </table:table-cell>
          <table:table-cell table:number-columns-repeated="16382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string" table:style-name="ce1">
            <text:p>NE - Campus Christian Ministry</text:p>
          </table:table-cell>
          <table:table-cell table:number-columns-repeated="16382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string" table:style-name="ce1">
            <text:p>NE - Capstone</text:p>
          </table:table-cell>
          <table:table-cell table:number-columns-repeated="16382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string" table:style-name="ce1">
            <text:p>NE - Follett</text:p>
          </table:table-cell>
          <table:table-cell table:number-columns-repeated="16382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string" table:style-name="ce1">
            <text:p>NE - Foundation</text:p>
          </table:table-cell>
          <table:table-cell table:number-columns-repeated="16382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1">
            <text:p>NE - INTO</text:p>
          </table:table-cell>
          <table:table-cell table:number-columns-repeated="16382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string" table:style-name="ce1">
            <text:p>NE - Marshall Health</text:p>
          </table:table-cell>
          <table:table-cell table:number-columns-repeated="16382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string" table:style-name="ce1">
            <text:p>NE - MURC</text:p>
          </table:table-cell>
          <table:table-cell table:number-columns-repeated="16382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string" table:style-name="ce1">
            <text:p>NE - Other</text:p>
          </table:table-cell>
          <table:table-cell table:number-columns-repeated="16382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string" table:style-name="ce1">
            <text:p>NE - Rec Center</text:p>
          </table:table-cell>
          <table:table-cell table:number-columns-repeated="16382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string" table:style-name="ce1">
            <text:p>NE - ROTC/Military Science</text:p>
          </table:table-cell>
          <table:table-cell table:number-columns-repeated="16382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string" table:style-name="ce1">
            <text:p>NE - Sodexo</text:p>
          </table:table-cell>
          <table:table-cell table:number-columns-repeated="16382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string" table:style-name="ce1">
            <text:p>NE - St. Mary's Educational Center</text:p>
          </table:table-cell>
          <table:table-cell table:number-columns-repeated="16382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string" table:style-name="ce1">
            <text:p>NE - State Administrative Offices</text:p>
          </table:table-cell>
          <table:table-cell table:number-columns-repeated="16382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string" table:style-name="ce1">
            <text:p>Nephrology</text:p>
          </table:table-cell>
          <table:table-cell table:number-columns-repeated="16382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string" table:style-name="ce1">
            <text:p>Networks</text:p>
          </table:table-cell>
          <table:table-cell table:number-columns-repeated="16382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string" table:style-name="ce1">
            <text:p>Neuroscience</text:p>
          </table:table-cell>
          <table:table-cell table:number-columns-repeated="16382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string" table:style-name="ce1">
            <text:p>New Student Orientation</text:p>
          </table:table-cell>
          <table:table-cell table:number-columns-repeated="16382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string" table:style-name="ce1">
            <text:p>New Student Orientation (Admissions)</text:p>
          </table:table-cell>
          <table:table-cell table:number-columns-repeated="16382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string" table:style-name="ce1">
            <text:p>Nick J. Rahall, II Appalachian Transportation Institute</text:p>
          </table:table-cell>
          <table:table-cell table:number-columns-repeated="16382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string" table:style-name="ce1">
            <text:p>NRE</text:p>
          </table:table-cell>
          <table:table-cell table:number-columns-repeated="16382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string" table:style-name="ce1">
            <text:p>Nursing</text:p>
          </table:table-cell>
          <table:table-cell table:number-columns-repeated="16382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string" table:style-name="ce1">
            <text:p>Nusing</text:p>
          </table:table-cell>
          <table:table-cell table:number-columns-repeated="16382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string" table:style-name="ce1">
            <text:p>Nutrition Education Program</text:p>
          </table:table-cell>
          <table:table-cell table:number-columns-repeated="16382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string" table:style-name="ce1">
            <text:p>Nutrition Program</text:p>
          </table:table-cell>
          <table:table-cell table:number-columns-repeated="16382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string" table:style-name="ce1">
            <text:p>OCS</text:p>
          </table:table-cell>
          <table:table-cell table:number-columns-repeated="16382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string" table:style-name="ce1">
            <text:p>OCS Military 3rd Party Contracts</text:p>
          </table:table-cell>
          <table:table-cell table:number-columns-repeated="16382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string" table:style-name="ce1">
            <text:p>OCS Sp Proj - 3rd Party Contracts</text:p>
          </table:table-cell>
          <table:table-cell table:number-columns-repeated="16382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1">
            <text:p>OCS Special Projects</text:p>
          </table:table-cell>
          <table:table-cell table:number-columns-repeated="16382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string" table:style-name="ce1">
            <text:p>Office of Academic Affairs</text:p>
          </table:table-cell>
          <table:table-cell table:number-columns-repeated="16382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string" table:style-name="ce1">
            <text:p>Office of Accounts Payable &amp; Payroll</text:p>
          </table:table-cell>
          <table:table-cell table:number-columns-repeated="16382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string" table:style-name="ce1">
            <text:p>Office of Accounts Payable and Payroll</text:p>
          </table:table-cell>
          <table:table-cell table:number-columns-repeated="16382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string" table:style-name="ce1">
            <text:p>Office of Admissions</text:p>
          </table:table-cell>
          <table:table-cell table:number-columns-repeated="16382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string" table:style-name="ce1">
            <text:p>Office of BioMedical Sciences</text:p>
          </table:table-cell>
          <table:table-cell table:number-columns-repeated="16382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string" table:style-name="ce1">
            <text:p>Office of Business Affairs</text:p>
          </table:table-cell>
          <table:table-cell table:number-columns-repeated="16382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string" table:style-name="ce1">
            <text:p>Office of Career Education</text:p>
          </table:table-cell>
          <table:table-cell table:number-columns-repeated="16382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Office of Continuing Medical Education</text:p>
          </table:table-cell>
          <table:table-cell table:number-columns-repeated="16382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string" table:style-name="ce1">
            <text:p>Office of Development</text:p>
          </table:table-cell>
          <table:table-cell table:number-columns-repeated="16382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string" table:style-name="ce1">
            <text:p>Office of Development and Alumni Affairs (School of Medicine)</text:p>
          </table:table-cell>
          <table:table-cell table:number-columns-repeated="16382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1">
            <text:p>Office of Disability Programs</text:p>
          </table:table-cell>
          <table:table-cell table:number-columns-repeated="16382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Office of Disability Services</text:p>
          </table:table-cell>
          <table:table-cell table:number-columns-repeated="16382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string" table:style-name="ce1">
            <text:p>Office of Diversity</text:p>
          </table:table-cell>
          <table:table-cell table:number-columns-repeated="16382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string" table:style-name="ce1">
            <text:p>Office Of Equity Programs</text:p>
          </table:table-cell>
          <table:table-cell table:number-columns-repeated="16382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string" table:style-name="ce1">
            <text:p>Office of Experiential Learning</text:p>
          </table:table-cell>
          <table:table-cell table:number-columns-repeated="16382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string" table:style-name="ce1">
            <text:p>Office of Faculty Affairs &amp; Professional Development (School of</text:p>
          </table:table-cell>
          <table:table-cell table:number-columns-repeated="16382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Office of General Counsel</text:p>
          </table:table-cell>
          <table:table-cell table:number-columns-repeated="16382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string" table:style-name="ce1">
            <text:p>Office of Graduate Medical Education</text:p>
          </table:table-cell>
          <table:table-cell table:number-columns-repeated="16382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string" table:style-name="ce1">
            <text:p>Office of Institutional Research</text:p>
          </table:table-cell>
          <table:table-cell table:number-columns-repeated="16382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string" table:style-name="ce1">
            <text:p>Office of Institutional Research and Planning</text:p>
          </table:table-cell>
          <table:table-cell table:number-columns-repeated="16382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string" table:style-name="ce1">
            <text:p>Office of International Admissions</text:p>
          </table:table-cell>
          <table:table-cell table:number-columns-repeated="16382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string" table:style-name="ce1">
            <text:p>Office of International Student Services</text:p>
          </table:table-cell>
          <table:table-cell table:number-columns-repeated="16382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1">
            <text:p>Office of International Student Srv</text:p>
          </table:table-cell>
          <table:table-cell table:number-columns-repeated="16382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1">
            <text:p>Office of Medical Education</text:p>
          </table:table-cell>
          <table:table-cell table:number-columns-repeated="16382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1">
            <text:p>Office of Medical Student Education</text:p>
          </table:table-cell>
          <table:table-cell table:number-columns-repeated="16382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1">
            <text:p>Office of Public Safety</text:p>
          </table:table-cell>
          <table:table-cell table:number-columns-repeated="16382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string" table:style-name="ce1">
            <text:p>Office of Public Saftety</text:p>
          </table:table-cell>
          <table:table-cell table:number-columns-repeated="16382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Office of Purchasing</text:p>
          </table:table-cell>
          <table:table-cell table:number-columns-repeated="16382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1">
            <text:p>Office of Recruitment</text:p>
          </table:table-cell>
          <table:table-cell table:number-columns-repeated="16382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string" table:style-name="ce1">
            <text:p>Office of Research and Economic Development</text:p>
          </table:table-cell>
          <table:table-cell table:number-columns-repeated="16382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string" table:style-name="ce1">
            <text:p>Office of Research and Graduate Education</text:p>
          </table:table-cell>
          <table:table-cell table:number-columns-repeated="16382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1">
            <text:p>Office of Research Integrity</text:p>
          </table:table-cell>
          <table:table-cell table:number-columns-repeated="16382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1">
            <text:p>Office Of Sponsored Programs</text:p>
          </table:table-cell>
          <table:table-cell table:number-columns-repeated="16382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1">
            <text:p>Office of Student Activities</text:p>
          </table:table-cell>
          <table:table-cell table:number-columns-repeated="16382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1">
            <text:p>Office of Student Affairs</text:p>
          </table:table-cell>
          <table:table-cell table:number-columns-repeated="16382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Office of Student Affairs (School of Medicine)</text:p>
          </table:table-cell>
          <table:table-cell table:number-columns-repeated="16382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1">
            <text:p>Office of Student Conduct</text:p>
          </table:table-cell>
          <table:table-cell table:number-columns-repeated="16382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1">
            <text:p>Office of Student Financial Assistance</text:p>
          </table:table-cell>
          <table:table-cell table:number-columns-repeated="16382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string" table:style-name="ce1">
            <text:p>Office of Student Services</text:p>
          </table:table-cell>
          <table:table-cell table:number-columns-repeated="16382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1">
            <text:p>Office of the Bursar</text:p>
          </table:table-cell>
          <table:table-cell table:number-columns-repeated="16382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1">
            <text:p>Office of the Dean (School of Medicine)</text:p>
          </table:table-cell>
          <table:table-cell table:number-columns-repeated="16382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1">
            <text:p>Office of the Provost &amp; VP for Academic Affairs</text:p>
          </table:table-cell>
          <table:table-cell table:number-columns-repeated="16382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1">
            <text:p>Office of the Registrar</text:p>
          </table:table-cell>
          <table:table-cell table:number-columns-repeated="16382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1">
            <text:p>Offie Recruitment</text:p>
          </table:table-cell>
          <table:table-cell table:number-columns-repeated="16382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1">
            <text:p>Okta Test</text:p>
          </table:table-cell>
          <table:table-cell table:number-columns-repeated="16382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string" table:style-name="ce1">
            <text:p>OLL - MUOnline Design Center</text:p>
          </table:table-cell>
          <table:table-cell table:number-columns-repeated="16382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string" table:style-name="ce1">
            <text:p>Online Course Management</text:p>
          </table:table-cell>
          <table:table-cell table:number-columns-repeated="16382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1">
            <text:p>Online Course Personnel</text:p>
          </table:table-cell>
          <table:table-cell table:number-columns-repeated="16382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1">
            <text:p>Operations</text:p>
          </table:table-cell>
          <table:table-cell table:number-columns-repeated="16382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1">
            <text:p>ORI</text:p>
          </table:table-cell>
          <table:table-cell table:number-columns-repeated="16382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1">
            <text:p>Orientation</text:p>
          </table:table-cell>
          <table:table-cell table:number-columns-repeated="16382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1">
            <text:p>Outreach</text:p>
          </table:table-cell>
          <table:table-cell table:number-columns-repeated="16382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1">
            <text:p>Outreach &amp; Continuing Studies</text:p>
          </table:table-cell>
          <table:table-cell table:number-columns-repeated="16382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Outreach and Cont. Studies</text:p>
          </table:table-cell>
          <table:table-cell table:number-columns-repeated="16382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string" table:style-name="ce1">
            <text:p>Outreach and Continuing Education</text:p>
          </table:table-cell>
          <table:table-cell table:number-columns-repeated="16382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1">
            <text:p>Outreach/Continuing Studies</text:p>
          </table:table-cell>
          <table:table-cell table:number-columns-repeated="16382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1">
            <text:p>PA Program</text:p>
          </table:table-cell>
          <table:table-cell table:number-columns-repeated="16382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1">
            <text:p>Pain Management Center</text:p>
          </table:table-cell>
          <table:table-cell table:number-columns-repeated="16382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1">
            <text:p>Paramedic Science Program</text:p>
          </table:table-cell>
          <table:table-cell table:number-columns-repeated="16382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Paramedic Technology</text:p>
          </table:table-cell>
          <table:table-cell table:number-columns-repeated="16382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1">
            <text:p>Parking</text:p>
          </table:table-cell>
          <table:table-cell table:number-columns-repeated="16382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1">
            <text:p>Parthenon</text:p>
          </table:table-cell>
          <table:table-cell table:number-columns-repeated="16382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string" table:style-name="ce1">
            <text:p>Pathology</text:p>
          </table:table-cell>
          <table:table-cell table:number-columns-repeated="16382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string" table:style-name="ce1">
            <text:p>Payroll</text:p>
          </table:table-cell>
          <table:table-cell table:number-columns-repeated="16382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string" table:style-name="ce1">
            <text:p>Payroll Office</text:p>
          </table:table-cell>
          <table:table-cell table:number-columns-repeated="16382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1">
            <text:p>PEIA Pathways to Wellness</text:p>
          </table:table-cell>
          <table:table-cell table:number-columns-repeated="16382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1">
            <text:p>PEIA Pathways to Wellness<text:s/></text:p>
          </table:table-cell>
          <table:table-cell table:number-columns-repeated="16382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string" table:style-name="ce1">
            <text:p>Ph.D. Program</text:p>
          </table:table-cell>
          <table:table-cell table:number-columns-repeated="16382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1">
            <text:p>Ph.D. Student</text:p>
          </table:table-cell>
          <table:table-cell table:number-columns-repeated="16382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1">
            <text:p>Phamacology, Physiology, Toxicology</text:p>
          </table:table-cell>
          <table:table-cell table:number-columns-repeated="16382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string" table:style-name="ce1">
            <text:p>Pharmaceutical Science and Research</text:p>
          </table:table-cell>
          <table:table-cell table:number-columns-repeated="16382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1">
            <text:p>Pharmaceutical Sciene and Research</text:p>
          </table:table-cell>
          <table:table-cell table:number-columns-repeated="16382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string" table:style-name="ce1">
            <text:p>Pharmacology</text:p>
          </table:table-cell>
          <table:table-cell table:number-columns-repeated="16382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Pharmacology, Physiology, and Toxicology</text:p>
          </table:table-cell>
          <table:table-cell table:number-columns-repeated="16382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1">
            <text:p>Pharmacy</text:p>
          </table:table-cell>
          <table:table-cell table:number-columns-repeated="16382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1">
            <text:p>Pharmacy Academic Affairs</text:p>
          </table:table-cell>
          <table:table-cell table:number-columns-repeated="16382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string" table:style-name="ce1">
            <text:p>Pharmacy Experiential Education</text:p>
          </table:table-cell>
          <table:table-cell table:number-columns-repeated="16382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Pharmacy Practice Administration</text:p>
          </table:table-cell>
          <table:table-cell table:number-columns-repeated="16382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1">
            <text:p>Pharmacy Student Affairs</text:p>
          </table:table-cell>
          <table:table-cell table:number-columns-repeated="16382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string" table:style-name="ce1">
            <text:p>Pharnocology</text:p>
          </table:table-cell>
          <table:table-cell table:number-columns-repeated="16382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1">
            <text:p>Philosophy</text:p>
          </table:table-cell>
          <table:table-cell table:number-columns-repeated="16382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1">
            <text:p>Physical Plant</text:p>
          </table:table-cell>
          <table:table-cell table:number-columns-repeated="16382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string" table:style-name="ce1">
            <text:p>Physical Plant Administrative</text:p>
          </table:table-cell>
          <table:table-cell table:number-columns-repeated="16382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1">
            <text:p>Physical Plant CSW</text:p>
          </table:table-cell>
          <table:table-cell table:number-columns-repeated="16382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1">
            <text:p>Physical Plant Electric Shop</text:p>
          </table:table-cell>
          <table:table-cell table:number-columns-repeated="16382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1">
            <text:p>Physical Plant R&amp;A</text:p>
          </table:table-cell>
          <table:table-cell table:number-columns-repeated="16382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string" table:style-name="ce1">
            <text:p>Physical Science</text:p>
          </table:table-cell>
          <table:table-cell table:number-columns-repeated="16382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1">
            <text:p>Physical Therapy</text:p>
          </table:table-cell>
          <table:table-cell table:number-columns-repeated="16382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string" table:style-name="ce1">
            <text:p>Physiciain Referral Center</text:p>
          </table:table-cell>
          <table:table-cell table:number-columns-repeated="16382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1">
            <text:p>Physician Assistant Program</text:p>
          </table:table-cell>
          <table:table-cell table:number-columns-repeated="16382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Physician Referral Center</text:p>
          </table:table-cell>
          <table:table-cell table:number-columns-repeated="16382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1">
            <text:p>Physics</text:p>
          </table:table-cell>
          <table:table-cell table:number-columns-repeated="16382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string" table:style-name="ce1">
            <text:p>Physics &amp; Geology Departments</text:p>
          </table:table-cell>
          <table:table-cell table:number-columns-repeated="16382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1">
            <text:p>Physics &amp; Physical Science</text:p>
          </table:table-cell>
          <table:table-cell table:number-columns-repeated="16382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1">
            <text:p>Physics and Physical Science</text:p>
          </table:table-cell>
          <table:table-cell table:number-columns-repeated="16382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Planning and Construction</text:p>
          </table:table-cell>
          <table:table-cell table:number-columns-repeated="16382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1">
            <text:p>Plant Operations</text:p>
          </table:table-cell>
          <table:table-cell table:number-columns-repeated="16382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1">
            <text:p>Political Science</text:p>
          </table:table-cell>
          <table:table-cell table:number-columns-repeated="16382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PP</text:p>
          </table:table-cell>
          <table:table-cell table:number-columns-repeated="16382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1">
            <text:p>President Office</text:p>
          </table:table-cell>
          <table:table-cell table:number-columns-repeated="16382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Presidents Office</text:p>
          </table:table-cell>
          <table:table-cell table:number-columns-repeated="16382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1">
            <text:p>President's Office</text:p>
          </table:table-cell>
          <table:table-cell table:number-columns-repeated="16382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1">
            <text:p>Print Shop</text:p>
          </table:table-cell>
          <table:table-cell table:number-columns-repeated="16382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1">
            <text:p>Printing Services</text:p>
          </table:table-cell>
          <table:table-cell table:number-columns-repeated="16382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string" table:style-name="ce1">
            <text:p>Professional Development &amp; Medical Education</text:p>
          </table:table-cell>
          <table:table-cell table:number-columns-repeated="16382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string" table:style-name="ce1">
            <text:p>Professional Student Housing</text:p>
          </table:table-cell>
          <table:table-cell table:number-columns-repeated="16382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string" table:style-name="ce1">
            <text:p>Project JUMP</text:p>
          </table:table-cell>
          <table:table-cell table:number-columns-repeated="16382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string" table:style-name="ce1">
            <text:p>Promotions</text:p>
          </table:table-cell>
          <table:table-cell table:number-columns-repeated="16382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string" table:style-name="ce1">
            <text:p>Provost/Senior VP Academic Affairs</text:p>
          </table:table-cell>
          <table:table-cell table:number-columns-repeated="16382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string" table:style-name="ce1">
            <text:p>Pschology</text:p>
          </table:table-cell>
          <table:table-cell table:number-columns-repeated="16382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string" table:style-name="ce1">
            <text:p>Psy D Program-Specific Fee</text:p>
          </table:table-cell>
          <table:table-cell table:number-columns-repeated="16382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Psychiatry</text:p>
          </table:table-cell>
          <table:table-cell table:number-columns-repeated="16382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string" table:style-name="ce1">
            <text:p>Psychiatry Residents</text:p>
          </table:table-cell>
          <table:table-cell table:number-columns-repeated="16382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string" table:style-name="ce1">
            <text:p>Psychology</text:p>
          </table:table-cell>
          <table:table-cell table:number-columns-repeated="16382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string" table:style-name="ce1">
            <text:p>Psychology Department</text:p>
          </table:table-cell>
          <table:table-cell table:number-columns-repeated="16382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string" table:style-name="ce1">
            <text:p>Public Health</text:p>
          </table:table-cell>
          <table:table-cell table:number-columns-repeated="16382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string" table:style-name="ce1">
            <text:p>Public Safety</text:p>
          </table:table-cell>
          <table:table-cell table:number-columns-repeated="16382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string" table:style-name="ce1">
            <text:p>Purchase Card</text:p>
          </table:table-cell>
          <table:table-cell table:number-columns-repeated="16382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string" table:style-name="ce1">
            <text:p>Purchasing</text:p>
          </table:table-cell>
          <table:table-cell table:number-columns-repeated="16382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string" table:style-name="ce1">
            <text:p>Purchasing Department</text:p>
          </table:table-cell>
          <table:table-cell table:number-columns-repeated="16382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string" table:style-name="ce1">
            <text:p>R.S.</text:p>
          </table:table-cell>
          <table:table-cell table:number-columns-repeated="16382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string" table:style-name="ce1">
            <text:p>Radiation Safety</text:p>
          </table:table-cell>
          <table:table-cell table:number-columns-repeated="16382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string" table:style-name="ce1">
            <text:p>Rahall Appalachian Transportation Institute</text:p>
          </table:table-cell>
          <table:table-cell table:number-columns-repeated="16382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string" table:style-name="ce1">
            <text:p>Rahall Transportation Institute</text:p>
          </table:table-cell>
          <table:table-cell table:number-columns-repeated="16382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1">
            <text:p>RCBI</text:p>
          </table:table-cell>
          <table:table-cell table:number-columns-repeated="16382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string" table:style-name="ce1">
            <text:p>RCBI Bridgeport MTP</text:p>
          </table:table-cell>
          <table:table-cell table:number-columns-repeated="16382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string" table:style-name="ce1">
            <text:p>RCBI Business Development</text:p>
          </table:table-cell>
          <table:table-cell table:number-columns-repeated="16382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1">
            <text:p>RCBI Communications</text:p>
          </table:table-cell>
          <table:table-cell table:number-columns-repeated="16382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string" table:style-name="ce1">
            <text:p>RCBI Workforce Development</text:p>
          </table:table-cell>
          <table:table-cell table:number-columns-repeated="16382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string" table:style-name="ce1">
            <text:p>Reading</text:p>
          </table:table-cell>
          <table:table-cell table:number-columns-repeated="16382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string" table:style-name="ce1">
            <text:p>Reading - School of Education</text:p>
          </table:table-cell>
          <table:table-cell table:number-columns-repeated="16382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string" table:style-name="ce1">
            <text:p>Reading 3rd Party Local</text:p>
          </table:table-cell>
          <table:table-cell table:number-columns-repeated="16382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string" table:style-name="ce1">
            <text:p>Reading Education</text:p>
          </table:table-cell>
          <table:table-cell table:number-columns-repeated="16382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string" table:style-name="ce1">
            <text:p>Reading GSEPD</text:p>
          </table:table-cell>
          <table:table-cell table:number-columns-repeated="16382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string" table:style-name="ce1">
            <text:p>Rec Center</text:p>
          </table:table-cell>
          <table:table-cell table:number-columns-repeated="16382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string" table:style-name="ce1">
            <text:p>Rec Center - PEL</text:p>
          </table:table-cell>
          <table:table-cell table:number-columns-repeated="16382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1">
            <text:p>Receiving</text:p>
          </table:table-cell>
          <table:table-cell table:number-columns-repeated="16382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string" table:style-name="ce1">
            <text:p>Recreation Center</text:p>
          </table:table-cell>
          <table:table-cell table:number-columns-repeated="16382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string" table:style-name="ce1">
            <text:p>Recreational Sports</text:p>
          </table:table-cell>
          <table:table-cell table:number-columns-repeated="16382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string" table:style-name="ce1">
            <text:p>Recruitment</text:p>
          </table:table-cell>
          <table:table-cell table:number-columns-repeated="16382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string" table:style-name="ce1">
            <text:p>Recruitment and Welcome Center</text:p>
          </table:table-cell>
          <table:table-cell table:number-columns-repeated="16382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string" table:style-name="ce1">
            <text:p>Recycling Grant</text:p>
          </table:table-cell>
          <table:table-cell table:number-columns-repeated="16382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string" table:style-name="ce1">
            <text:p>Reference</text:p>
          </table:table-cell>
          <table:table-cell table:number-columns-repeated="16382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string" table:style-name="ce1">
            <text:p>Regents BA Office</text:p>
          </table:table-cell>
          <table:table-cell table:number-columns-repeated="16382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string" table:style-name="ce1">
            <text:p>Regents Bachelor of Arts</text:p>
          </table:table-cell>
          <table:table-cell table:number-columns-repeated="16382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string" table:style-name="ce1">
            <text:p>Regents Bachelor of Arts Program</text:p>
          </table:table-cell>
          <table:table-cell table:number-columns-repeated="16382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string" table:style-name="ce1">
            <text:p>Regional Operations</text:p>
          </table:table-cell>
          <table:table-cell table:number-columns-repeated="16382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string" table:style-name="ce1">
            <text:p>Registrar</text:p>
          </table:table-cell>
          <table:table-cell table:number-columns-repeated="16382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string" table:style-name="ce1">
            <text:p>Registrar's Office</text:p>
          </table:table-cell>
          <table:table-cell table:number-columns-repeated="16382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string" table:style-name="ce1">
            <text:p>Release of Information</text:p>
          </table:table-cell>
          <table:table-cell table:number-columns-repeated="16382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string" table:style-name="ce1">
            <text:p>Religious Studies</text:p>
          </table:table-cell>
          <table:table-cell table:number-columns-repeated="16382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string" table:style-name="ce1">
            <text:p>Religious Studies/Service Learning</text:p>
          </table:table-cell>
          <table:table-cell table:number-columns-repeated="16382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string" table:style-name="ce1">
            <text:p>Research Corporation</text:p>
          </table:table-cell>
          <table:table-cell table:number-columns-repeated="16382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string" table:style-name="ce1">
            <text:p>Research Corporation Operations</text:p>
          </table:table-cell>
          <table:table-cell table:number-columns-repeated="16382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string" table:style-name="ce1">
            <text:p>Research Corporation Payroll</text:p>
          </table:table-cell>
          <table:table-cell table:number-columns-repeated="16382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string" table:style-name="ce1">
            <text:p>Residence Life</text:p>
          </table:table-cell>
          <table:table-cell table:number-columns-repeated="16382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string" table:style-name="ce1">
            <text:p>Residence Life Services</text:p>
          </table:table-cell>
          <table:table-cell table:number-columns-repeated="16382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string" table:style-name="ce1">
            <text:p>Residence Services</text:p>
          </table:table-cell>
          <table:table-cell table:number-columns-repeated="16382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1">
            <text:p>Resident Dining</text:p>
          </table:table-cell>
          <table:table-cell table:number-columns-repeated="16382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string" table:style-name="ce1">
            <text:p>Resident Services</text:p>
          </table:table-cell>
          <table:table-cell table:number-columns-repeated="16382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string" table:style-name="ce1">
            <text:p>Residential Services</text:p>
          </table:table-cell>
          <table:table-cell table:number-columns-repeated="16382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string" table:style-name="ce1">
            <text:p>Retrospective DUR Committee</text:p>
          </table:table-cell>
          <table:table-cell table:number-columns-repeated="16382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string" table:style-name="ce1">
            <text:p>Rgeistrar</text:p>
          </table:table-cell>
          <table:table-cell table:number-columns-repeated="16382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string" table:style-name="ce1">
            <text:p>RII - Complexity</text:p>
          </table:table-cell>
          <table:table-cell table:number-columns-repeated="16382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string" table:style-name="ce1">
            <text:p>RII - Detection</text:p>
          </table:table-cell>
          <table:table-cell table:number-columns-repeated="16382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1">
            <text:p>RII - Gravitational Wave</text:p>
          </table:table-cell>
          <table:table-cell table:number-columns-repeated="16382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string" table:style-name="ce1">
            <text:p>RII - Outreach</text:p>
          </table:table-cell>
          <table:table-cell table:number-columns-repeated="16382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string" table:style-name="ce1">
            <text:p>Robert C. Byrd Center for Rural Health</text:p>
          </table:table-cell>
          <table:table-cell table:number-columns-repeated="16382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string" table:style-name="ce1">
            <text:p>Robert C. Byrd Institute</text:p>
          </table:table-cell>
          <table:table-cell table:number-columns-repeated="16382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string" table:style-name="ce1">
            <text:p>ROTC</text:p>
          </table:table-cell>
          <table:table-cell table:number-columns-repeated="16382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string" table:style-name="ce1">
            <text:p>Rseidence Services</text:p>
          </table:table-cell>
          <table:table-cell table:number-columns-repeated="16382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string" table:style-name="ce1">
            <text:p>RTI</text:p>
          </table:table-cell>
          <table:table-cell table:number-columns-repeated="16382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string" table:style-name="ce1">
            <text:p>RTI - SSS Imaging Lab</text:p>
          </table:table-cell>
          <table:table-cell table:number-columns-repeated="16382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string" table:style-name="ce1">
            <text:p>S.C.O.R.E.S</text:p>
          </table:table-cell>
          <table:table-cell table:number-columns-repeated="16382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string" table:style-name="ce1">
            <text:p>Safety</text:p>
          </table:table-cell>
          <table:table-cell table:number-columns-repeated="16382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string" table:style-name="ce1">
            <text:p>Safety Technology</text:p>
          </table:table-cell>
          <table:table-cell table:number-columns-repeated="16382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string" table:style-name="ce1">
            <text:p>Saftey &amp; Health</text:p>
          </table:table-cell>
          <table:table-cell table:number-columns-repeated="16382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string" table:style-name="ce1">
            <text:p>SAPB</text:p>
          </table:table-cell>
          <table:table-cell table:number-columns-repeated="16382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string" table:style-name="ce1">
            <text:p>SBDC</text:p>
          </table:table-cell>
          <table:table-cell table:number-columns-repeated="16382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1">
            <text:p>Sch of Journalism &amp; Mass Communic</text:p>
          </table:table-cell>
          <table:table-cell table:number-columns-repeated="16382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string" table:style-name="ce1">
            <text:p>School Aid Formula Study</text:p>
          </table:table-cell>
          <table:table-cell table:number-columns-repeated="16382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string" table:style-name="ce1">
            <text:p>School of Art &amp; Design</text:p>
          </table:table-cell>
          <table:table-cell table:number-columns-repeated="16382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string" table:style-name="ce1">
            <text:p>School of Art and Design</text:p>
          </table:table-cell>
          <table:table-cell table:number-columns-repeated="16382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string" table:style-name="ce1">
            <text:p>School of Business</text:p>
          </table:table-cell>
          <table:table-cell table:number-columns-repeated="16382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string" table:style-name="ce1">
            <text:p>School of Education</text:p>
          </table:table-cell>
          <table:table-cell table:number-columns-repeated="16382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School of Extended Education</text:p>
          </table:table-cell>
          <table:table-cell table:number-columns-repeated="16382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string" table:style-name="ce1">
            <text:p>School of Forensic &amp; Criminal Justice Sciences</text:p>
          </table:table-cell>
          <table:table-cell table:number-columns-repeated="16382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string" table:style-name="ce1">
            <text:p>School of Journalism</text:p>
          </table:table-cell>
          <table:table-cell table:number-columns-repeated="16382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string" table:style-name="ce1">
            <text:p>School of Journalism &amp; Mass Cocmunications</text:p>
          </table:table-cell>
          <table:table-cell table:number-columns-repeated="16382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1">
            <text:p>School of Journalism &amp; Mass Communications</text:p>
          </table:table-cell>
          <table:table-cell table:number-columns-repeated="16382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School of Journalism and Mass Communications</text:p>
          </table:table-cell>
          <table:table-cell table:number-columns-repeated="16382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School of Journalism and Mass Comunications</text:p>
          </table:table-cell>
          <table:table-cell table:number-columns-repeated="16382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1">
            <text:p>School of Kinesiology</text:p>
          </table:table-cell>
          <table:table-cell table:number-columns-repeated="16382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School of Management</text:p>
          </table:table-cell>
          <table:table-cell table:number-columns-repeated="16382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School of Medicine</text:p>
          </table:table-cell>
          <table:table-cell table:number-columns-repeated="16382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School of Music</text:p>
          </table:table-cell>
          <table:table-cell table:number-columns-repeated="16382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School of Music &amp; Theater</text:p>
          </table:table-cell>
          <table:table-cell table:number-columns-repeated="16382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School of Nursing</text:p>
          </table:table-cell>
          <table:table-cell table:number-columns-repeated="16382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School of Pharmacy</text:p>
          </table:table-cell>
          <table:table-cell table:number-columns-repeated="16382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School Of Pharmacy Student Affairs</text:p>
          </table:table-cell>
          <table:table-cell table:number-columns-repeated="16382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string" table:style-name="ce1">
            <text:p>School of Pharmacy-Experiential Learning</text:p>
          </table:table-cell>
          <table:table-cell table:number-columns-repeated="16382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string" table:style-name="ce1">
            <text:p>School of Pharmcy</text:p>
          </table:table-cell>
          <table:table-cell table:number-columns-repeated="16382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string" table:style-name="ce1">
            <text:p>School of Physical Therapy</text:p>
          </table:table-cell>
          <table:table-cell table:number-columns-repeated="16382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string" table:style-name="ce1">
            <text:p>School Psychology</text:p>
          </table:table-cell>
          <table:table-cell table:number-columns-repeated="16382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string" table:style-name="ce1">
            <text:p>Security</text:p>
          </table:table-cell>
          <table:table-cell table:number-columns-repeated="16382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string" table:style-name="ce1">
            <text:p>Senior VP for Administration</text:p>
          </table:table-cell>
          <table:table-cell table:number-columns-repeated="16382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string" table:style-name="ce1">
            <text:p>Senior VP of Finance</text:p>
          </table:table-cell>
          <table:table-cell table:number-columns-repeated="16382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string" table:style-name="ce1">
            <text:p>Service Accounts</text:p>
          </table:table-cell>
          <table:table-cell table:number-columns-repeated="16382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1">
            <text:p>SGA</text:p>
          </table:table-cell>
          <table:table-cell table:number-columns-repeated="16382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string" table:style-name="ce1">
            <text:p>SGUL Medical Students</text:p>
          </table:table-cell>
          <table:table-cell table:number-columns-repeated="16382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string" table:style-name="ce1">
            <text:p>Shop</text:p>
          </table:table-cell>
          <table:table-cell table:number-columns-repeated="16382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string" table:style-name="ce1">
            <text:p>Shredding</text:p>
          </table:table-cell>
          <table:table-cell table:number-columns-repeated="16382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string" table:style-name="ce1">
            <text:p>Simon Perry Center for Constitutional Democracy</text:p>
          </table:table-cell>
          <table:table-cell table:number-columns-repeated="16382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string" table:style-name="ce1">
            <text:p>Skilled Craft Specialist</text:p>
          </table:table-cell>
          <table:table-cell table:number-columns-repeated="16382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string" table:style-name="ce1">
            <text:p>SMB</text:p>
          </table:table-cell>
          <table:table-cell table:number-columns-repeated="16382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string" table:style-name="ce1">
            <text:p>SMH 216</text:p>
          </table:table-cell>
          <table:table-cell table:number-columns-repeated="16382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string" table:style-name="ce1">
            <text:p>SMMC</text:p>
          </table:table-cell>
          <table:table-cell table:number-columns-repeated="16382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string" table:style-name="ce1">
            <text:p>SMMC Outpatient Surgery</text:p>
          </table:table-cell>
          <table:table-cell table:number-columns-repeated="16382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string" table:style-name="ce1">
            <text:p>SMMC Pre-Admission Testing</text:p>
          </table:table-cell>
          <table:table-cell table:number-columns-repeated="16382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string" table:style-name="ce1">
            <text:p>Soccer</text:p>
          </table:table-cell>
          <table:table-cell table:number-columns-repeated="16382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1">
            <text:p>Soccer Camp</text:p>
          </table:table-cell>
          <table:table-cell table:number-columns-repeated="16382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string" table:style-name="ce1">
            <text:p>Social Work</text:p>
          </table:table-cell>
          <table:table-cell table:number-columns-repeated="16382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string" table:style-name="ce1">
            <text:p>Sociology</text:p>
          </table:table-cell>
          <table:table-cell table:number-columns-repeated="16382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string" table:style-name="ce1">
            <text:p>Sociology &amp; Anthropology</text:p>
          </table:table-cell>
          <table:table-cell table:number-columns-repeated="16382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string" table:style-name="ce1">
            <text:p>Sociology and Anthropology</text:p>
          </table:table-cell>
          <table:table-cell table:number-columns-repeated="16382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string" table:style-name="ce1">
            <text:p>Sociology/Anthropology</text:p>
          </table:table-cell>
          <table:table-cell table:number-columns-repeated="16382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string" table:style-name="ce1">
            <text:p>Sodexho</text:p>
          </table:table-cell>
          <table:table-cell table:number-columns-repeated="16382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string" table:style-name="ce1">
            <text:p>Sodexho Student Services</text:p>
          </table:table-cell>
          <table:table-cell table:number-columns-repeated="16382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string" table:style-name="ce1">
            <text:p>Sodexo</text:p>
          </table:table-cell>
          <table:table-cell table:number-columns-repeated="16382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string" table:style-name="ce1">
            <text:p>Sodexo Campus Service</text:p>
          </table:table-cell>
          <table:table-cell table:number-columns-repeated="16382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string" table:style-name="ce1">
            <text:p>Softball Camp</text:p>
          </table:table-cell>
          <table:table-cell table:number-columns-repeated="16382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string" table:style-name="ce1">
            <text:p>SOK</text:p>
          </table:table-cell>
          <table:table-cell table:number-columns-repeated="16382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string" table:style-name="ce1">
            <text:p>SOM - Center for Rural Health</text:p>
          </table:table-cell>
          <table:table-cell table:number-columns-repeated="16382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string" table:style-name="ce1">
            <text:p>SOM - VP Health Science/Dean</text:p>
          </table:table-cell>
          <table:table-cell table:number-columns-repeated="16382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string" table:style-name="ce1">
            <text:p>SOM Building and Grounds</text:p>
          </table:table-cell>
          <table:table-cell table:number-columns-repeated="16382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string" table:style-name="ce1">
            <text:p>SOM-Academic Affairs</text:p>
          </table:table-cell>
          <table:table-cell table:number-columns-repeated="16382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string" table:style-name="ce1">
            <text:p>SOM-Admissions</text:p>
          </table:table-cell>
          <table:table-cell table:number-columns-repeated="16382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string" table:style-name="ce1">
            <text:p>SOM-Anatomy</text:p>
          </table:table-cell>
          <table:table-cell table:number-columns-repeated="16382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string" table:style-name="ce1">
            <text:p>SOM-Anatomy. Cell &amp; Neurobiology</text:p>
          </table:table-cell>
          <table:table-cell table:number-columns-repeated="16382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string" table:style-name="ce1">
            <text:p>SOM-Animal Resource Facility</text:p>
          </table:table-cell>
          <table:table-cell table:number-columns-repeated="16382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string" table:style-name="ce1">
            <text:p>SOM-Biochemistry</text:p>
          </table:table-cell>
          <table:table-cell table:number-columns-repeated="16382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string" table:style-name="ce1">
            <text:p>SOM-BioMedical Science</text:p>
          </table:table-cell>
          <table:table-cell table:number-columns-repeated="16382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string" table:style-name="ce1">
            <text:p>SOM-BioMedical Science Research Dev</text:p>
          </table:table-cell>
          <table:table-cell table:number-columns-repeated="16382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string" table:style-name="ce1">
            <text:p>SOM-Building &amp; Grounds</text:p>
          </table:table-cell>
          <table:table-cell table:number-columns-repeated="16382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string" table:style-name="ce1">
            <text:p>SOM-Center for Rural Health</text:p>
          </table:table-cell>
          <table:table-cell table:number-columns-repeated="16382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string" table:style-name="ce1">
            <text:p>SOM-Clinical and Translational Sci</text:p>
          </table:table-cell>
          <table:table-cell table:number-columns-repeated="16382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string" table:style-name="ce1">
            <text:p>SOM-Clinical Research Development</text:p>
          </table:table-cell>
          <table:table-cell table:number-columns-repeated="16382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string" table:style-name="ce1">
            <text:p>SOM-Dentistry and Oral Surgery</text:p>
          </table:table-cell>
          <table:table-cell table:number-columns-repeated="16382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string" table:style-name="ce1">
            <text:p>SOM-Dept of Dermatology</text:p>
          </table:table-cell>
          <table:table-cell table:number-columns-repeated="16382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string" table:style-name="ce1">
            <text:p>SOM-Faculty Affairs &amp; Prof. Dev.</text:p>
          </table:table-cell>
          <table:table-cell table:number-columns-repeated="16382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string" table:style-name="ce1">
            <text:p>SOM-Family Comm. Health</text:p>
          </table:table-cell>
          <table:table-cell table:number-columns-repeated="16382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string" table:style-name="ce1">
            <text:p>SOM-Family Community Health</text:p>
          </table:table-cell>
          <table:table-cell table:number-columns-repeated="16382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string" table:style-name="ce1">
            <text:p>SOM-Finance and Administration</text:p>
          </table:table-cell>
          <table:table-cell table:number-columns-repeated="16382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string" table:style-name="ce1">
            <text:p>SOM-Forensic Science</text:p>
          </table:table-cell>
          <table:table-cell table:number-columns-repeated="16382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string" table:style-name="ce1">
            <text:p>SOM-Health Science Library</text:p>
          </table:table-cell>
          <table:table-cell table:number-columns-repeated="16382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string" table:style-name="ce1">
            <text:p>SOM-Information Technology</text:p>
          </table:table-cell>
          <table:table-cell table:number-columns-repeated="16382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string" table:style-name="ce1">
            <text:p>SOM-Internal Medicine</text:p>
          </table:table-cell>
          <table:table-cell table:number-columns-repeated="16382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string" table:style-name="ce1">
            <text:p>SOM-Medical Student Educ. Support</text:p>
          </table:table-cell>
          <table:table-cell table:number-columns-repeated="16382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string" table:style-name="ce1">
            <text:p>SOM-Microbiology</text:p>
          </table:table-cell>
          <table:table-cell table:number-columns-repeated="16382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string" table:style-name="ce1">
            <text:p>SOM-OB-GYN</text:p>
          </table:table-cell>
          <table:table-cell table:number-columns-repeated="16382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string" table:style-name="ce1">
            <text:p>SOM-Pathology</text:p>
          </table:table-cell>
          <table:table-cell table:number-columns-repeated="16382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string" table:style-name="ce1">
            <text:p>SOM-Pediatrics</text:p>
          </table:table-cell>
          <table:table-cell table:number-columns-repeated="16382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string" table:style-name="ce1">
            <text:p>SOM-Pharmacology</text:p>
          </table:table-cell>
          <table:table-cell table:number-columns-repeated="16382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string" table:style-name="ce1">
            <text:p>SOM-Physician Assistant Program</text:p>
          </table:table-cell>
          <table:table-cell table:number-columns-repeated="16382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string" table:style-name="ce1">
            <text:p>SOM-Psychiatry &amp;Behavioral Medicine</text:p>
          </table:table-cell>
          <table:table-cell table:number-columns-repeated="16382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string" table:style-name="ce1">
            <text:p>SOM-Radiology</text:p>
          </table:table-cell>
          <table:table-cell table:number-columns-repeated="16382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string" table:style-name="ce1">
            <text:p>SOM-Research Corporation Payroll</text:p>
          </table:table-cell>
          <table:table-cell table:number-columns-repeated="16382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string" table:style-name="ce1">
            <text:p>SOM-Surgery</text:p>
          </table:table-cell>
          <table:table-cell table:number-columns-repeated="16382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string" table:style-name="ce1">
            <text:p>SOM-VP Health Science/Dean</text:p>
          </table:table-cell>
          <table:table-cell table:number-columns-repeated="16382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string" table:style-name="ce1">
            <text:p>SOR - English</text:p>
          </table:table-cell>
          <table:table-cell table:number-columns-repeated="16382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string" table:style-name="ce1">
            <text:p>Sorrell Maintenance Building</text:p>
          </table:table-cell>
          <table:table-cell table:number-columns-repeated="16382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string" table:style-name="ce1">
            <text:p>Southern Mountain Ctr 2 + 2 Program</text:p>
          </table:table-cell>
          <table:table-cell table:number-columns-repeated="16382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string" table:style-name="ce1">
            <text:p>Special Collections</text:p>
          </table:table-cell>
          <table:table-cell table:number-columns-repeated="16382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string" table:style-name="ce1">
            <text:p>Special Education</text:p>
          </table:table-cell>
          <table:table-cell table:number-columns-repeated="16382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string" table:style-name="ce1">
            <text:p>Special Education (GSEPD)</text:p>
          </table:table-cell>
          <table:table-cell table:number-columns-repeated="16382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string" table:style-name="ce1">
            <text:p>Special Education 3rd Party Local</text:p>
          </table:table-cell>
          <table:table-cell table:number-columns-repeated="16382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string" table:style-name="ce1">
            <text:p>Sports Information Office</text:p>
          </table:table-cell>
          <table:table-cell table:number-columns-repeated="16382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string" table:style-name="ce1">
            <text:p>Sprouting Farms</text:p>
          </table:table-cell>
          <table:table-cell table:number-columns-repeated="16382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string" table:style-name="ce1">
            <text:p>Sr VP Development</text:p>
          </table:table-cell>
          <table:table-cell table:number-columns-repeated="16382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string" table:style-name="ce1">
            <text:p>St. Mary's Medical Center</text:p>
          </table:table-cell>
          <table:table-cell table:number-columns-repeated="16382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string" table:style-name="ce1">
            <text:p>St. Mary's School of Nursing</text:p>
          </table:table-cell>
          <table:table-cell table:number-columns-repeated="16382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string" table:style-name="ce1">
            <text:p>Staff Council</text:p>
          </table:table-cell>
          <table:table-cell table:number-columns-repeated="16382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string" table:style-name="ce1">
            <text:p>State Charges</text:p>
          </table:table-cell>
          <table:table-cell table:number-columns-repeated="16382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string" table:style-name="ce1">
            <text:p>STEM Camps</text:p>
          </table:table-cell>
          <table:table-cell table:number-columns-repeated="16382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string" table:style-name="ce1">
            <text:p>Storm Water Management</text:p>
          </table:table-cell>
          <table:table-cell table:number-columns-repeated="16382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string" table:style-name="ce1">
            <text:p>Student Activities</text:p>
          </table:table-cell>
          <table:table-cell table:number-columns-repeated="16382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string" table:style-name="ce1">
            <text:p>Student Activities/Greek Affairs</text:p>
          </table:table-cell>
          <table:table-cell table:number-columns-repeated="16382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string" table:style-name="ce1">
            <text:p>Student Affairs</text:p>
          </table:table-cell>
          <table:table-cell table:number-columns-repeated="16382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string" table:style-name="ce1">
            <text:p>Student Affairs/Women's Center<text:s/></text:p>
          </table:table-cell>
          <table:table-cell table:number-columns-repeated="16382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string" table:style-name="ce1">
            <text:p>Student Athlete Program</text:p>
          </table:table-cell>
          <table:table-cell table:number-columns-repeated="16382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string" table:style-name="ce1">
            <text:p>Student Center Operating</text:p>
          </table:table-cell>
          <table:table-cell table:number-columns-repeated="16382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1">
            <text:p>Student Center Operating Office</text:p>
          </table:table-cell>
          <table:table-cell table:number-columns-repeated="16382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string" table:style-name="ce1">
            <text:p>Student Conduct</text:p>
          </table:table-cell>
          <table:table-cell table:number-columns-repeated="16382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string" table:style-name="ce1">
            <text:p>Student Development</text:p>
          </table:table-cell>
          <table:table-cell table:number-columns-repeated="16382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string" table:style-name="ce1">
            <text:p>Student Financial Aid</text:p>
          </table:table-cell>
          <table:table-cell table:number-columns-repeated="16382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string" table:style-name="ce1">
            <text:p>Student Government</text:p>
          </table:table-cell>
          <table:table-cell table:number-columns-repeated="16382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string" table:style-name="ce1">
            <text:p>Student Government Association</text:p>
          </table:table-cell>
          <table:table-cell table:number-columns-repeated="16382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string" table:style-name="ce1">
            <text:p>Student Government Associtaion</text:p>
          </table:table-cell>
          <table:table-cell table:number-columns-repeated="16382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string" table:style-name="ce1">
            <text:p>Student Involvement and Leadership</text:p>
          </table:table-cell>
          <table:table-cell table:number-columns-repeated="16382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string" table:style-name="ce1">
            <text:p>Student Leadership and Involvement</text:p>
          </table:table-cell>
          <table:table-cell table:number-columns-repeated="16382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string" table:style-name="ce1">
            <text:p>Student Life</text:p>
          </table:table-cell>
          <table:table-cell table:number-columns-repeated="16382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string" table:style-name="ce1">
            <text:p>Student Resource Center</text:p>
          </table:table-cell>
          <table:table-cell table:number-columns-repeated="16382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string" table:style-name="ce1">
            <text:p>Student Services</text:p>
          </table:table-cell>
          <table:table-cell table:number-columns-repeated="16382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string" table:style-name="ce1">
            <text:p>Student Success</text:p>
          </table:table-cell>
          <table:table-cell table:number-columns-repeated="16382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string" table:style-name="ce1">
            <text:p>Student Support Services</text:p>
          </table:table-cell>
          <table:table-cell table:number-columns-repeated="16382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string" table:style-name="ce1">
            <text:p>Summer Bridge Program</text:p>
          </table:table-cell>
          <table:table-cell table:number-columns-repeated="16382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string" table:style-name="ce1">
            <text:p>Surgery</text:p>
          </table:table-cell>
          <table:table-cell table:number-columns-repeated="16382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string" table:style-name="ce1">
            <text:p>Sustainability</text:p>
          </table:table-cell>
          <table:table-cell table:number-columns-repeated="16382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string" table:style-name="ce1">
            <text:p>Sustainability Department</text:p>
          </table:table-cell>
          <table:table-cell table:number-columns-repeated="16382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string" table:style-name="ce1">
            <text:p>Talent Search</text:p>
          </table:table-cell>
          <table:table-cell table:number-columns-repeated="16382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string" table:style-name="ce1">
            <text:p>Teached Ed UG</text:p>
          </table:table-cell>
          <table:table-cell table:number-columns-repeated="16382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string" table:style-name="ce1">
            <text:p>Teacher Education</text:p>
          </table:table-cell>
          <table:table-cell table:number-columns-repeated="16382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string" table:style-name="ce1">
            <text:p>Teays Valley</text:p>
          </table:table-cell>
          <table:table-cell table:number-columns-repeated="16382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string" table:style-name="ce1">
            <text:p>Teays Valley Center 3rd Party Local</text:p>
          </table:table-cell>
          <table:table-cell table:number-columns-repeated="16382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string" table:style-name="ce1">
            <text:p>Teays Valley Center Operation</text:p>
          </table:table-cell>
          <table:table-cell table:number-columns-repeated="16382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string" table:style-name="ce1">
            <text:p>Teays Valley Lab</text:p>
          </table:table-cell>
          <table:table-cell table:number-columns-repeated="16382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string" table:style-name="ce1">
            <text:p>Teays Valley Regional Center</text:p>
          </table:table-cell>
          <table:table-cell table:number-columns-repeated="16382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string" table:style-name="ce1">
            <text:p>Technology Transfer Office</text:p>
          </table:table-cell>
          <table:table-cell table:number-columns-repeated="16382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string" table:style-name="ce1">
            <text:p>Telecommunications</text:p>
          </table:table-cell>
          <table:table-cell table:number-columns-repeated="16382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1">
            <text:p>Tennis</text:p>
          </table:table-cell>
          <table:table-cell table:number-columns-repeated="16382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string" table:style-name="ce1">
            <text:p>Testing Center</text:p>
          </table:table-cell>
          <table:table-cell table:number-columns-repeated="16382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string" table:style-name="ce1">
            <text:p>TGRI</text:p>
          </table:table-cell>
          <table:table-cell table:number-columns-repeated="16382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string" table:style-name="ce1">
            <text:p>The John Deaver Drinko Academy</text:p>
          </table:table-cell>
          <table:table-cell table:number-columns-repeated="16382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string" table:style-name="ce1">
            <text:p>Theater</text:p>
          </table:table-cell>
          <table:table-cell table:number-columns-repeated="16382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string" table:style-name="ce1">
            <text:p>Theatre</text:p>
          </table:table-cell>
          <table:table-cell table:number-columns-repeated="16382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string" table:style-name="ce1">
            <text:p>Theatre - Dance</text:p>
          </table:table-cell>
          <table:table-cell table:number-columns-repeated="16382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string" table:style-name="ce1">
            <text:p>Threater</text:p>
          </table:table-cell>
          <table:table-cell table:number-columns-repeated="16382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string" table:style-name="ce1">
            <text:p>Ticket Office</text:p>
          </table:table-cell>
          <table:table-cell table:number-columns-repeated="16382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string" table:style-name="ce1">
            <text:p>Training Room</text:p>
          </table:table-cell>
          <table:table-cell table:number-columns-repeated="16382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string" table:style-name="ce1">
            <text:p>Translational Genomic Research Institute</text:p>
          </table:table-cell>
          <table:table-cell table:number-columns-repeated="16382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string" table:style-name="ce1">
            <text:p>Travel Office</text:p>
          </table:table-cell>
          <table:table-cell table:number-columns-repeated="16382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string" table:style-name="ce1">
            <text:p>TRIO</text:p>
          </table:table-cell>
          <table:table-cell table:number-columns-repeated="16382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string" table:style-name="ce1">
            <text:p>Twin Towers East</text:p>
          </table:table-cell>
          <table:table-cell table:number-columns-repeated="16382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string" table:style-name="ce1">
            <text:p>Twin Towers West</text:p>
          </table:table-cell>
          <table:table-cell table:number-columns-repeated="16382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string" table:style-name="ce1">
            <text:p>UCS</text:p>
          </table:table-cell>
          <table:table-cell table:number-columns-repeated="16382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string" table:style-name="ce1">
            <text:p>Undergraduate Public Health</text:p>
          </table:table-cell>
          <table:table-cell table:number-columns-repeated="16382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string" table:style-name="ce1">
            <text:p>University College</text:p>
          </table:table-cell>
          <table:table-cell table:number-columns-repeated="16382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string" table:style-name="ce1">
            <text:p>University College Tutoring</text:p>
          </table:table-cell>
          <table:table-cell table:number-columns-repeated="16382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string" table:style-name="ce1">
            <text:p>University Communications</text:p>
          </table:table-cell>
          <table:table-cell table:number-columns-repeated="16382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string" table:style-name="ce1">
            <text:p>University ComputingFacilities-Hgtn</text:p>
          </table:table-cell>
          <table:table-cell table:number-columns-repeated="16382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string" table:style-name="ce1">
            <text:p>University Foundation</text:p>
          </table:table-cell>
          <table:table-cell table:number-columns-repeated="16382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string" table:style-name="ce1">
            <text:p>University of Communications</text:p>
          </table:table-cell>
          <table:table-cell table:number-columns-repeated="16382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string" table:style-name="ce1">
            <text:p>Upward Bound</text:p>
          </table:table-cell>
          <table:table-cell table:number-columns-repeated="16382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string" table:style-name="ce1">
            <text:p>Vice President for Development</text:p>
          </table:table-cell>
          <table:table-cell table:number-columns-repeated="16382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string" table:style-name="ce1">
            <text:p>Volleyball</text:p>
          </table:table-cell>
          <table:table-cell table:number-columns-repeated="16382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string" table:style-name="ce1">
            <text:p>Volleyball Camp</text:p>
          </table:table-cell>
          <table:table-cell table:number-columns-repeated="16382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string" table:style-name="ce1">
            <text:p>VP - Student Affairs</text:p>
          </table:table-cell>
          <table:table-cell table:number-columns-repeated="16382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string" table:style-name="ce1">
            <text:p>VP for Communications</text:p>
          </table:table-cell>
          <table:table-cell table:number-columns-repeated="16382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string" table:style-name="ce1">
            <text:p>WAC</text:p>
          </table:table-cell>
          <table:table-cell table:number-columns-repeated="16382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string" table:style-name="ce1">
            <text:p>WAC/Academic Affairs</text:p>
          </table:table-cell>
          <table:table-cell table:number-columns-repeated="16382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string" table:style-name="ce1">
            <text:p>Weisberg Dept MechanicalEngineering</text:p>
          </table:table-cell>
          <table:table-cell table:number-columns-repeated="16382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string" table:style-name="ce1">
            <text:p>Weisberg Div of Computer Science</text:p>
          </table:table-cell>
          <table:table-cell table:number-columns-repeated="16382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string" table:style-name="ce1">
            <text:p>Weisberg Division of Computer Science</text:p>
          </table:table-cell>
          <table:table-cell table:number-columns-repeated="16382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string" table:style-name="ce1">
            <text:p>Weisberg Division of Engineering</text:p>
          </table:table-cell>
          <table:table-cell table:number-columns-repeated="16382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string" table:style-name="ce1">
            <text:p>Weisburg Applied Engineering Complex</text:p>
          </table:table-cell>
          <table:table-cell table:number-columns-repeated="16382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string" table:style-name="ce1">
            <text:p>Welcome Center</text:p>
          </table:table-cell>
          <table:table-cell table:number-columns-repeated="16382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string" table:style-name="ce1">
            <text:p>Wellman Hall</text:p>
          </table:table-cell>
          <table:table-cell table:number-columns-repeated="16382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string" table:style-name="ce1">
            <text:p>Wellness Center</text:p>
          </table:table-cell>
          <table:table-cell table:number-columns-repeated="16382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string" table:style-name="ce1">
            <text:p>Wellness Center/ Student Affairs</text:p>
          </table:table-cell>
          <table:table-cell table:number-columns-repeated="16382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string" table:style-name="ce1">
            <text:p>Willis Hall</text:p>
          </table:table-cell>
          <table:table-cell table:number-columns-repeated="16382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string" table:style-name="ce1">
            <text:p>WMUL</text:p>
          </table:table-cell>
          <table:table-cell table:number-columns-repeated="16382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Women &amp; Gender Center</text:p>
          </table:table-cell>
          <table:table-cell table:number-columns-repeated="16382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string" table:style-name="ce1">
            <text:p>Women's Basketball</text:p>
          </table:table-cell>
          <table:table-cell table:number-columns-repeated="16382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string" table:style-name="ce1">
            <text:p>Women's Soccer</text:p>
          </table:table-cell>
          <table:table-cell table:number-columns-repeated="16382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string" table:style-name="ce1">
            <text:p>Women's Soccer Camp</text:p>
          </table:table-cell>
          <table:table-cell table:number-columns-repeated="16382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string" table:style-name="ce1">
            <text:p>Women's Softball</text:p>
          </table:table-cell>
          <table:table-cell table:number-columns-repeated="16382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string" table:style-name="ce1">
            <text:p>Women's Swimming</text:p>
          </table:table-cell>
          <table:table-cell table:number-columns-repeated="16382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string" table:style-name="ce1">
            <text:p>Women's Track</text:p>
          </table:table-cell>
          <table:table-cell table:number-columns-repeated="16382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string" table:style-name="ce1">
            <text:p>Workforce Director</text:p>
          </table:table-cell>
          <table:table-cell table:number-columns-repeated="16382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string" table:style-name="ce1">
            <text:p>Writing Across the Curriculum</text:p>
          </table:table-cell>
          <table:table-cell table:number-columns-repeated="16382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string" table:style-name="ce1">
            <text:p>Writing Center</text:p>
          </table:table-cell>
          <table:table-cell table:number-columns-repeated="16382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string" table:style-name="ce1">
            <text:p>WV Autism Training Center</text:p>
          </table:table-cell>
          <table:table-cell table:number-columns-repeated="16382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string" table:style-name="ce1">
            <text:p>WV CTE Teacher Preparation &amp; Certification</text:p>
          </table:table-cell>
          <table:table-cell table:number-columns-repeated="16382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string" table:style-name="ce1">
            <text:p>WV DHHR</text:p>
          </table:table-cell>
          <table:table-cell table:number-columns-repeated="16382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string" table:style-name="ce1">
            <text:p>WV Tax Reform</text:p>
          </table:table-cell>
          <table:table-cell table:number-columns-repeated="16382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string" table:style-name="ce1">
            <text:p>WVHIN</text:p>
          </table:table-cell>
          <table:table-cell table:number-columns-repeated="16382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string" table:style-name="ce1">
            <text:p>WVPRC</text:p>
          </table:table-cell>
          <table:table-cell table:number-columns-repeated="16382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string" table:style-name="ce1">
            <text:p>WVROCKS</text:p>
          </table:table-cell>
          <table:table-cell table:number-columns-repeated="16382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string" table:style-name="ce1">
            <text:p>Youn Start Up</text:p>
          </table:table-cell>
          <table:table-cell table:number-columns-repeated="16382"/>
        </table:table-row>
        <table:table-row table:number-rows-repeated="10473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enjamin Paul Cayton</meta:initial-creator>
    <dc:creator>Benjamin Paul Cayton</dc:creator>
    <meta:creation-date>2021-03-25T16:07:46Z</meta:creation-date>
    <dc:date>2021-03-25T16:17:52Z</dc:date>
  </office:meta>
</office:document-meta>
</file>